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1.9327in"/>
    </style:style>
    <style:style style:name="co9" style:family="table-column">
      <style:table-column-properties fo:break-before="auto" style:column-width="1.752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0028in"/>
    </style:style>
    <style:style style:name="co13" style:family="table-column">
      <style:table-column-properties fo:break-before="auto" style:column-width="2.1646in"/>
    </style:style>
    <style:style style:name="co14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2.1098in"/>
    </style:style>
    <style:style style:name="co16" style:family="table-column">
      <style:table-column-properties fo:break-before="auto" style:column-width="2.8035in"/>
    </style:style>
    <style:style style:name="co17" style:family="table-column">
      <style:table-column-properties fo:break-before="auto" style:column-width="2.4874in"/>
    </style:style>
    <style:style style:name="co18" style:family="table-column">
      <style:table-column-properties fo:break-before="auto" style:column-width="2.6457in"/>
    </style:style>
    <style:style style:name="co19" style:family="table-column">
      <style:table-column-properties fo:break-before="auto" style:column-width="2.9965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1.6217in"/>
    </style:style>
    <style:style style:name="co22" style:family="table-column">
      <style:table-column-properties fo:break-before="auto" style:column-width="1.4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itiWithdeps_action-center-platform( 10% )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7" table:number-columns-repeated="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visibility="collapse" table:number-columns-repeated="2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features/admin/action_pages/image_gallery.feature, features/step_definitions/source_file_steps.rb, features/step_definitions/user_steps.rb, features/admin/action_pages/admin_affiliations.feature, features/admin/action_pages/enable_affiliations.feature, features/admin/action_pages/select_call_campaign.feature, features/admin_action_page/image_gallery.feature, app/assets/javascripts/admin/file_uploads.js, app/assets/stylesheets/admin/_edit.css.scss, app/controllers/admin/s3_uploads_controller.rb, app/views/admin/action_pages/_modal_gallery.html.erb, app/views/admin/s3_uploads/_table.html.erb, app/assets/javascripts/application/gallery.js, app/assets/stylesheets/admin/_image_upload.css.scss, app/views/admin/action_pages/_attached_image.html.erb, app/views/admin/action_pages/_tab_buttons.html.erb, app/views/admin/action_pages/_tweet_target_image.html.erb]</text:p>
          </table:table-cell>
          <table:table-cell office:value-type="string" calcext:value-type="string">
            <text:p>[app/controllers/admin/action_pages_controller.rb, app/models/action_page.rb, app/models/user.rb, app/views/admin/_header.html.erb, app/views/admin/_nav_tabs.html.erb, app/views/admin/action_pages/_date_range_form.html.erb, app/views/admin/action_pages/_panel_action_pages.html.erb, app/views/admin/action_pages/_panel_homepage_settings.html.erb, app/views/admin/action_pages/_panel_site_analytics.html.erb, app/views/admin/action_pages/_panel_topics.html.erb, app/views/admin/action_pages/edit.html.erb, app/views/admin/action_pages/index.html.erb, app/views/admin/action_pages/new.html.erb]</text:p>
          </table:table-cell>
          <table:table-cell office:value-type="string" calcext:value-type="string">
            <text:p>[app/views/admin/action_pages/_panel_settings.html.erb]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'app/views/admin/action_pages/index.html.erb', 'app/models/ahoy/event.rb', 'app/views/admin/action_pages/_panel_homepage_settings.html.erb', 'app/views/admin/action_pages/_panel_analytics.html.erb', 'config/routes.rb', 'app/views/admin/_header.html.erb', 'app/views/admin/_nav_tabs.html.erb', 'app/views/admin/action_pages/events.html.erb', 'app/views/admin/action_pages/new.html.erb', 'spec/models/action_page_spec.rb', 'app/models/congress_message_campaign.rb', 'app/views/admin/action_pages/_panel_action_pages.html.erb', 'app/views/admin/action_pages/_panel_site_analytics.html.erb', 'app/controllers/admin/action_pages_controller.rb', 'app/views/admin/action_pages/_panel_topics.html.erb', 'app/models/action_page.rb', 'app/models/user.rb', 'app/controllers/concerns/date_range.rb', 'app/controllers/admin/events_controller.rb', 'app/views/admin/action_pages/edit.html.erb', 'db/schema.rb', 'app/views/admin/action_pages/_date_range_form.html.erb'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'app/models/ahoy/event.rb', 'app/views/admin/action_pages/_panel_analytics.html.erb', 'config/routes.rb', 'app/views/admin/action_pages/events.html.erb', 'spec/models/action_page_spec.rb', 'app/models/congress_message_campaign.rb', 'app/controllers/concerns/date_range.rb', 'app/controllers/admin/events_controller.rb', 'db/schema.rb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['app/controllers/admin/s3_uploads_controller.rb', 'app/views/admin/action_pages/_modal_gallery.html.erb', 'app/views/admin/s3_uploads/_table.html.erb', 'app/views/admin/action_pages/_attached_image.html.erb', 'app/views/admin/action_pages/_tab_buttons.html.erb', 'app/views/admin/action_pages/_tweet_target_image.html.erb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'app/views/admin/action_pages/index.html.erb', 'app/models/ahoy/event.rb', 'app/views/admin/action_pages/_panel_homepage_settings.html.erb', 'app/views/admin/action_pages/_panel_analytics.html.erb', 'config/routes.rb', 'app/views/admin/_header.html.erb', 'app/views/admin/_nav_tabs.html.erb', 'app/views/admin/action_pages/events.html.erb', 'app/views/admin/action_pages/new.html.erb', 'spec/models/action_page_spec.rb', 'app/models/congress_message_campaign.rb', 'app/views/admin/action_pages/_panel_action_pages.html.erb', 'app/views/admin/action_pages/_panel_site_analytics.html.erb', 'app/controllers/admin/action_pages_controller.rb', 'app/views/admin/action_pages/_panel_topics.html.erb', 'app/models/action_page.rb', 'app/models/user.rb', 'app/controllers/concerns/date_range.rb', 'app/controllers/admin/events_controller.rb', 'app/views/admin/action_pages/edit.html.erb', 'db/schema.rb', 'app/views/admin/action_pages/_date_range_form.html.erb']</text:p>
          </table:table-cell>
          <table:table-cell office:value-type="string" calcext:value-type="string">
            <text:p>['app/models/ahoy/event.rb', 'app/views/admin/action_pages/_panel_analytics.html.erb', 'config/routes.rb', 'app/views/admin/action_pages/events.html.erb', 'spec/models/action_page_spec.rb', 'app/models/congress_message_campaign.rb', 'app/controllers/concerns/date_range.rb', 'app/controllers/admin/events_controller.rb', 'db/schema.rb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P1] -[.M1]" office:value-type="float" office:value="0" calcext:value-type="float">
            <text:p>0</text:p>
          </table:table-cell>
          <table:table-cell table:formula="of:=[.Z1] - [.W1]" office:value-type="float" office:value="0" calcext:value-type="float">
            <text:p>0</text:p>
          </table:table-cell>
          <table:table-cell table:formula="of:=[.Z1] -[.P1]" office:value-type="float" office:value="0" calcext:value-type="float">
            <text:p>0</text:p>
          </table:table-cell>
          <table:table-cell table:formula="of:= [.W1] -[.M1]" office:value-type="float" office:value="0" calcext:value-type="float">
            <text:p>0</text:p>
          </table:table-cell>
          <table:table-cell table:formula="of:=[.W1] -[.P1]" office:value-type="float" office:value="0" calcext:value-type="float">
            <text:p>0</text:p>
          </table:table-cell>
          <table:table-cell table:formula="of:=[.O1] - [.L1]" office:value-type="float" office:value="0" calcext:value-type="float">
            <text:p>0</text:p>
          </table:table-cell>
          <table:table-cell table:formula="of:=[.N1] -[.K1]" office:value-type="float" office:value="0" calcext:value-type="float">
            <text:p>0</text:p>
          </table:table-cell>
          <table:table-cell table:formula="of:=[.Y1] -[.V1]" office:value-type="float" office:value="0" calcext:value-type="float">
            <text:p>0</text:p>
          </table:table-cell>
          <table:table-cell table:formula="of:=[.X1] -[.U1]" office:value-type="float" office:value="0" calcext:value-type="float">
            <text:p>0</text:p>
          </table:table-cell>
          <table:table-cell table:formula="of:=[.I1] -[.G1]" office:value-type="float" office:value="9" calcext:value-type="float">
            <text:p>9</text:p>
          </table:table-cell>
          <table:table-cell table:formula="of:=[.V1] - [.L1]" office:value-type="float" office:value="0" calcext:value-type="float">
            <text:p>0</text:p>
          </table:table-cell>
          <table:table-cell table:formula="of:=[.U1] - [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app/models/user.rb, features/step_definitions/user_steps.rb, features/users/reset_password.feature, spec/models/user_spec.rb]</text:p>
          </table:table-cell>
          <table:table-cell office:value-type="string" calcext:value-type="string">
            <text:p>[app/models/petition.rb]</text:p>
          </table:table-cell>
          <table:table-cell office:value-type="string" calcext:value-type="string">
            <text:p>[app/models/user.rb, features/step_definitions/user_steps.rb, spec/factories/users.rb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app/models/petition.rb']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['app/models/user.rb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app/models/petition.rb']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P2] -[.M2]" office:value-type="float" office:value="0" calcext:value-type="float">
            <text:p>0</text:p>
          </table:table-cell>
          <table:table-cell table:formula="of:=[.Z2] - [.W2]" office:value-type="float" office:value="0" calcext:value-type="float">
            <text:p>0</text:p>
          </table:table-cell>
          <table:table-cell table:formula="of:=[.Z2] -[.P2]" office:value-type="float" office:value="0" calcext:value-type="float">
            <text:p>0</text:p>
          </table:table-cell>
          <table:table-cell table:formula="of:= [.W2] -[.M2]" office:value-type="float" office:value="0" calcext:value-type="float">
            <text:p>0</text:p>
          </table:table-cell>
          <table:table-cell table:formula="of:=[.W2] -[.P2]" office:value-type="float" office:value="0" calcext:value-type="float">
            <text:p>0</text:p>
          </table:table-cell>
          <table:table-cell table:formula="of:=[.O2] - [.L2]" office:value-type="float" office:value="0" calcext:value-type="float">
            <text:p>0</text:p>
          </table:table-cell>
          <table:table-cell table:formula="of:=[.N2] -[.K2]" office:value-type="float" office:value="0" calcext:value-type="float">
            <text:p>0</text:p>
          </table:table-cell>
          <table:table-cell table:formula="of:=[.Y2] -[.V2]" office:value-type="float" office:value="0" calcext:value-type="float">
            <text:p>0</text:p>
          </table:table-cell>
          <table:table-cell table:formula="of:=[.X2] -[.U2]" office:value-type="float" office:value="0" calcext:value-type="float">
            <text:p>0</text:p>
          </table:table-cell>
          <table:table-cell table:formula="of:=[.I2] -[.G2]" office:value-type="float" office:value="0" calcext:value-type="float">
            <text:p>0</text:p>
          </table:table-cell>
          <table:table-cell table:formula="of:=[.V2] - [.L2]" office:value-type="float" office:value="0" calcext:value-type="float">
            <text:p>0</text:p>
          </table:table-cell>
          <table:table-cell table:formula="of:=[.U2] - [.K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app/assets/javascripts/application/tools/call.js, app/assets/javascripts/application/tools/email.js.erb, app/assets/javascripts/application/tools/newsletter_signup.js, app/assets/stylesheets/action_page.css.scss, app/controllers/subscriptions_controller.rb, app/controllers/tools_controller.rb, app/views/tools/_call.html.erb, app/views/tools/_email.html.erb, app/views/tools/_email_signup_radios.html.erb, app/views/tools/_newsletter_signup.html.erb, app/views/tools/_petition.html.erb, app/views/tools/_petition_location.html.erb, app/views/tools/_privacy_notice.html.erb, app/views/tools/_tweet.html.erb, config/locales/en.yml, config/locales/es.yml, features/action_page/call_tool_mailings_signup.feature, features/action_page/email_tool_mailings_signup.feature, features/action_page/tweet_tool_mailings_signup.feature, features/step_definitions/user_steps.rb, spec/factories/action_page.rb, spec/factories/email_campaigns.rb]</text:p>
          </table:table-cell>
          <table:table-cell office:value-type="string" calcext:value-type="string">
            <text:p>[app/controllers/admin/action_pages_controller.rb, app/models/action_page.rb, app/models/call_campaign.rb, app/models/email_campaign.rb]</text:p>
          </table:table-cell>
          <table:table-cell office:value-type="string" calcext:value-type="string">
            <text:p>[features/step_definitions/user_steps.rb]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models/email_campaign.rb', 'app/views/admin/action_pages/events.html.erb', 'db/schema.rb', 'spec/models/action_page_spec.rb', 'app/models/call_campaign.rb'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['app/assets/javascripts/application/tools/email.js.erb', 'app/controllers/subscriptions_controller.rb', 'app/controllers/tools_controller.rb', 'app/views/tools/_call.html.erb', 'app/views/tools/_email.html.erb', 'app/views/tools/_email_signup_radios.html.erb', 'app/views/tools/_newsletter_signup.html.erb', 'app/views/tools/_petition.html.erb', 'app/views/tools/_petition_location.html.erb', 'app/views/tools/_privacy_notice.html.erb', 'app/views/tools/_tweet.html.erb'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models/email_campaign.rb', 'app/views/admin/action_pages/events.html.erb', 'db/schema.rb', 'spec/models/action_page_spec.rb', 'app/models/call_campaign.rb']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P3] -[.M3]" office:value-type="float" office:value="0" calcext:value-type="float">
            <text:p>0</text:p>
          </table:table-cell>
          <table:table-cell table:formula="of:=[.Z3] - [.W3]" office:value-type="float" office:value="0" calcext:value-type="float">
            <text:p>0</text:p>
          </table:table-cell>
          <table:table-cell table:formula="of:=[.Z3] -[.P3]" office:value-type="float" office:value="0" calcext:value-type="float">
            <text:p>0</text:p>
          </table:table-cell>
          <table:table-cell table:formula="of:= [.W3] -[.M3]" office:value-type="float" office:value="0" calcext:value-type="float">
            <text:p>0</text:p>
          </table:table-cell>
          <table:table-cell table:formula="of:=[.W3] -[.P3]" office:value-type="float" office:value="0" calcext:value-type="float">
            <text:p>0</text:p>
          </table:table-cell>
          <table:table-cell table:formula="of:=[.O3] - [.L3]" office:value-type="float" office:value="0" calcext:value-type="float">
            <text:p>0</text:p>
          </table:table-cell>
          <table:table-cell table:formula="of:=[.N3] -[.K3]" office:value-type="float" office:value="0" calcext:value-type="float">
            <text:p>0</text:p>
          </table:table-cell>
          <table:table-cell table:formula="of:=[.Y3] -[.V3]" office:value-type="float" office:value="0" calcext:value-type="float">
            <text:p>0</text:p>
          </table:table-cell>
          <table:table-cell table:formula="of:=[.X3] -[.U3]" office:value-type="float" office:value="0" calcext:value-type="float">
            <text:p>0</text:p>
          </table:table-cell>
          <table:table-cell table:formula="of:=[.I3] -[.G3]" office:value-type="float" office:value="11" calcext:value-type="float">
            <text:p>11</text:p>
          </table:table-cell>
          <table:table-cell table:formula="of:=[.V3] - [.L3]" office:value-type="float" office:value="0" calcext:value-type="float">
            <text:p>0</text:p>
          </table:table-cell>
          <table:table-cell table:formula="of:=[.U3] - [.K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[app/controllers/action_page_controller.rb, features/action_page/local_petition.feature, features/step_definitions/action_page_steps.rb, app/assets/javascripts/application/affiliations.js, app/views/affiliations/_affiliation_fields.html.erb, app/views/tools/_affiliation_signatures.html.erb, app/views/tools/_petition.html.erb, app/assets/javascripts/application.js, app/assets/javascripts/application/select2-utils.js, app/assets/javascripts/application/tools/petition.js]</text:p>
          </table:table-cell>
          <table:table-cell office:value-type="string" calcext:value-type="string">
            <text:p>[app/controllers/admin/action_pages_controller.rb, app/models/action_page.rb, app/models/affiliation_type.rb, app/models/institution.rb]</text:p>
          </table:table-cell>
          <table:table-cell office:value-type="string" calcext:value-type="string">
            <text:p>[app/assets/javascripts/application/tools/petition.js, app/assets/stylesheets/action_page.css.scss, app/controllers/action_page_controller.rb, app/views/affiliations/_affiliation_fields.html.erb, app/views/tools/_signatures.html.erb, features/step_definitions/action_page_steps.rb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institution.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views/admin/action_pages/events.html.erb', 'db/schema.rb', 'app/models/affiliation_type.rb', 'spec/models/action_page_spec.rb'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['app/controllers/action_page_controller.rb', 'app/views/affiliations/_affiliation_fields.html.erb', 'app/views/tools/_affiliation_signatures.html.erb', 'app/views/tools/_petition.html.erb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institution.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views/admin/action_pages/events.html.erb', 'db/schema.rb', 'app/models/affiliation_type.rb', 'spec/models/action_page_spec.rb']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[.P4] -[.M4]" office:value-type="float" office:value="0" calcext:value-type="float">
            <text:p>0</text:p>
          </table:table-cell>
          <table:table-cell table:formula="of:=[.Z4] - [.W4]" office:value-type="float" office:value="0" calcext:value-type="float">
            <text:p>0</text:p>
          </table:table-cell>
          <table:table-cell table:formula="of:=[.Z4] -[.P4]" office:value-type="float" office:value="0" calcext:value-type="float">
            <text:p>0</text:p>
          </table:table-cell>
          <table:table-cell table:formula="of:= [.W4] -[.M4]" office:value-type="float" office:value="0" calcext:value-type="float">
            <text:p>0</text:p>
          </table:table-cell>
          <table:table-cell table:formula="of:=[.W4] -[.P4]" office:value-type="float" office:value="0" calcext:value-type="float">
            <text:p>0</text:p>
          </table:table-cell>
          <table:table-cell table:formula="of:=[.O4] - [.L4]" office:value-type="float" office:value="0" calcext:value-type="float">
            <text:p>0</text:p>
          </table:table-cell>
          <table:table-cell table:formula="of:=[.N4] -[.K4]" office:value-type="float" office:value="0" calcext:value-type="float">
            <text:p>0</text:p>
          </table:table-cell>
          <table:table-cell table:formula="of:=[.Y4] -[.V4]" office:value-type="float" office:value="0" calcext:value-type="float">
            <text:p>0</text:p>
          </table:table-cell>
          <table:table-cell table:formula="of:=[.X4] -[.U4]" office:value-type="float" office:value="0" calcext:value-type="float">
            <text:p>0</text:p>
          </table:table-cell>
          <table:table-cell table:formula="of:=[.I4] -[.G4]" office:value-type="float" office:value="11" calcext:value-type="float">
            <text:p>11</text:p>
          </table:table-cell>
          <table:table-cell table:formula="of:=[.V4] - [.L4]" office:value-type="float" office:value="0" calcext:value-type="float">
            <text:p>0</text:p>
          </table:table-cell>
          <table:table-cell table:formula="of:=[.U4] - [.K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app/controllers/action_page_controller.rb, app/models/user.rb, app/views/devise/mailer/reset_password_instructions.html.erb, app/views/devise/mailer/reset_password_instructions.text.erb, config/environments/test.rb, features/step_definitions/user_steps.rb, features/users/change_email.feature, spec/factories/users.rb, spec/models/user_spec.rb]</text:p>
          </table:table-cell>
          <table:table-cell office:value-type="string" calcext:value-type="string">
            <text:p>[app/controllers/admin/action_pages_controller.rb, app/controllers/admin/partners_controller.rb, app/controllers/admin/petitions_controller.rb, app/controllers/admin/topic_categories_controller.rb, app/controllers/admin/topic_sets_controller.rb, app/controllers/partners_controller.rb, app/controllers/users_controller.rb, app/models/partner.rb, app/models/signature.rb, app/models/user.rb, app/views/admin/_header.html.erb, app/views/admin/_nav_tabs.html.erb, app/views/admin/action_pages/_attached_image.html.erb, app/views/admin/action_pages/_date_range_form.html.erb, app/views/admin/action_pages/_date_vars.html.erb, app/views/admin/action_pages/_form.html.erb, app/views/admin/action_pages/_panel_analytics.html.erb, app/views/admin/action_pages/_panel_content.html.erb, app/views/admin/action_pages/_panel_email.html.erb, app/views/admin/action_pages/_panel_photos.html.erb, app/views/admin/action_pages/_panel_settings.html.erb, app/views/admin/action_pages/_panel_social.html.erb, app/views/admin/action_pages/_panel_victory.html.erb, app/views/admin/action_pages/_tab_buttons.html.erb, app/views/admin/action_pages/_top_bar_authoring_controls.html.erb, app/views/admin/action_pages/_tweet_target_image.html.erb, app/views/admin/action_pages/edit.html.erb, app/views/admin/partners/_form.html.erb, app/views/admin/partners/edit.html.erb, app/views/admin/partners/index.html.erb, app/views/admin/petitions/report.html.erb, app/views/admin/petitions/show.html.erb, app/views/devise/passwords/edit.html.erb, app/views/devise/registrations/edit.html.erb, app/views/devise/shared/_links.erb, app/views/partners/_form.html.erb, app/views/partners/edit.html.erb, app/views/users/edit.html.erb]</text:p>
          </table:table-cell>
          <table:table-cell office:value-type="string" calcext:value-type="string">
            <text:p>[spec/factories/users.rb]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'features/step_definitions/user_steps.rb', 'app/views/partners/_form.html.erb', 'app/models/ahoy/event.rb', 'app/views/admin/action_pages/_date_vars.html.erb', 'app/views/admin/partners/edit.html.erb', 'config/routes.rb', 'app/views/admin/_nav_tabs.html.erb', 'app/views/admin/action_pages/events.html.erb', 'app/models/partner.rb', 'app/views/devise/shared/_links.erb', 'app/models/congress_message_campaign.rb', 'app/views/admin/action_pages/_panel_action_pages.html.erb', 'app/views/admin/action_pages/_panel_victory.html.erb', 'app/views/admin/action_pages/_tweet_target_image.html.erb', 'app/models/action_page.rb', 'app/models/user.rb', 'app/views/admin/action_pages/_panel_settings.html.erb', 'app/controllers/admin/events_controller.rb', 'app/controllers/concerns/date_range.rb', 'app/views/admin/action_pages/edit.html.erb', 'app/controllers/admin/topic_sets_controller.rb', 'db/schema.rb', 'app/controllers/users_controller.rb', 'app/controllers/admin/partners_controller.rb', 'app/views/admin/partners/_form.html.erb', 'app/views/admin/action_pages/_top_bar_authoring_controls.html.erb', 'app/views/devise/registrations/edit.html.erb', 'spec/models/user_spec.rb', 'app/views/partners/edit.html.erb', 'app/views/admin/action_pages/_panel_photos.html.erb', 'app/views/admin/action_pages/_panel_analytics.html.erb', 'app/controllers/partners_controller.rb', 'app/views/admin/action_pages/_panel_social.html.erb', 'app/views/admin/_header.html.erb', 'app/views/admin/partners/index.html.erb', 'app/views/admin/petitions/report.html.erb', 'app/views/admin/petitions/show.html.erb', 'app/views/admin/action_pages/_tab_buttons.html.erb', 'app/views/devise/passwords/edit.html.erb', 'app/controllers/admin/topic_categories_controller.rb', 'app/controllers/admin/action_pages_controller.rb', 'app/models/signature.rb', 'app/views/admin/action_pages/_attached_image.html.erb', 'app/views/admin/action_pages/_form.html.erb', 'app/views/users/edit.html.erb', 'app/controllers/admin/petitions_controller.rb', 'app/views/admin/action_pages/_panel_email.html.erb', 'app/views/admin/action_pages/_panel_content.html.erb', 'app/views/admin/action_pages/_date_range_form.html.erb'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'features/step_definitions/user_steps.rb', 'app/models/ahoy/event.rb', 'config/routes.rb', 'app/views/admin/action_pages/events.html.erb', 'app/models/congress_message_campaign.rb', 'app/views/admin/action_pages/_panel_action_pages.html.erb', 'app/models/action_page.rb', 'app/controllers/admin/events_controller.rb', 'app/controllers/concerns/date_range.rb', 'db/schema.rb', 'spec/models/user_spec.rb']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0675675675675676" calcext:value-type="float">
            <text:p>0.0675675675675676</text:p>
          </table:table-cell>
          <table:table-cell office:value-type="float" office:value="0.0612244897959184" calcext:value-type="float">
            <text:p>0.061224489795918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176470588235294" calcext:value-type="float">
            <text:p>0.176470588235294</text:p>
          </table:table-cell>
          <table:table-cell office:value-type="string" calcext:value-type="string">
            <text:p>['app/controllers/action_page_controller.rb', 'app/models/user.rb', 'app/views/devise/mailer/reset_password_instructions.html.erb', 'app/views/devise/mailer/reset_password_instructions.text.erb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features/step_definitions/user_steps.rb', 'app/views/partners/_form.html.erb', 'app/models/ahoy/event.rb', 'app/views/admin/action_pages/_date_vars.html.erb', 'app/views/admin/partners/edit.html.erb', 'config/routes.rb', 'app/views/admin/_nav_tabs.html.erb', 'app/views/admin/action_pages/events.html.erb', 'app/models/partner.rb', 'app/views/devise/shared/_links.erb', 'app/models/congress_message_campaign.rb', 'app/views/admin/action_pages/_panel_action_pages.html.erb', 'app/views/admin/action_pages/_panel_victory.html.erb', 'app/views/admin/action_pages/_tweet_target_image.html.erb', 'app/models/action_page.rb', 'app/models/user.rb', 'app/views/admin/action_pages/_panel_settings.html.erb', 'app/controllers/admin/events_controller.rb', 'app/controllers/concerns/date_range.rb', 'app/views/admin/action_pages/edit.html.erb', 'app/controllers/admin/topic_sets_controller.rb', 'db/schema.rb', 'app/controllers/users_controller.rb', 'app/controllers/admin/partners_controller.rb', 'app/views/admin/partners/_form.html.erb', 'app/views/admin/action_pages/_top_bar_authoring_controls.html.erb', 'app/views/devise/registrations/edit.html.erb', 'spec/models/user_spec.rb', 'app/views/partners/edit.html.erb', 'app/views/admin/action_pages/_panel_photos.html.erb', 'app/views/admin/action_pages/_panel_analytics.html.erb', 'app/controllers/partners_controller.rb', 'app/views/admin/action_pages/_panel_social.html.erb', 'app/views/admin/_header.html.erb', 'app/views/admin/partners/index.html.erb', 'app/views/admin/petitions/report.html.erb', 'app/views/admin/petitions/show.html.erb', 'app/views/admin/action_pages/_tab_buttons.html.erb', 'app/views/devise/passwords/edit.html.erb', 'app/controllers/admin/topic_categories_controller.rb', 'app/controllers/admin/action_pages_controller.rb', 'app/models/signature.rb', 'app/views/admin/action_pages/_attached_image.html.erb', 'app/views/admin/action_pages/_form.html.erb', 'app/views/users/edit.html.erb', 'app/controllers/admin/petitions_controller.rb', 'app/views/admin/action_pages/_panel_email.html.erb', 'app/views/admin/action_pages/_panel_content.html.erb', 'app/views/admin/action_pages/_date_range_form.html.erb']</text:p>
          </table:table-cell>
          <table:table-cell office:value-type="string" calcext:value-type="string">
            <text:p>['features/step_definitions/user_steps.rb', 'app/models/ahoy/event.rb', 'config/routes.rb', 'app/views/admin/action_pages/events.html.erb', 'app/models/congress_message_campaign.rb', 'app/views/admin/action_pages/_panel_action_pages.html.erb', 'app/models/action_page.rb', 'app/controllers/admin/events_controller.rb', 'app/controllers/concerns/date_range.rb', 'db/schema.rb', 'spec/models/user_spec.rb']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25" calcext:value-type="float">
            <text:p>0.25</text:p>
          </table:table-cell>
          <table:table-cell office:value-type="float" office:value="0.0925925925925926" calcext:value-type="float">
            <text:p>0.0925925925925926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25" calcext:value-type="float">
            <text:p>0.25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137" calcext:value-type="float">
            <text:p>137</text:p>
          </table:table-cell>
          <table:table-cell table:formula="of:=[.P5] -[.M5]" office:value-type="float" office:value="0.108903020667726" calcext:value-type="float">
            <text:p>0.108903020667726</text:p>
          </table:table-cell>
          <table:table-cell table:formula="of:=[.Z5] - [.W5]" office:value-type="float" office:value="-0.0156695156695157" calcext:value-type="float">
            <text:p>-0.0156695156695157</text:p>
          </table:table-cell>
          <table:table-cell table:formula="of:=[.Z5] -[.P5]" office:value-type="float" office:value="-0.0995475113122171" calcext:value-type="float">
            <text:p>-0.0995475113122171</text:p>
          </table:table-cell>
          <table:table-cell table:formula="of:= [.W5] -[.M5]" office:value-type="float" office:value="0.025025025025025" calcext:value-type="float">
            <text:p>0.025025025025025</text:p>
          </table:table-cell>
          <table:table-cell table:formula="of:=[.W5] -[.P5]" office:value-type="float" office:value="-0.0838779956427014" calcext:value-type="float">
            <text:p>-0.0838779956427014</text:p>
          </table:table-cell>
          <table:table-cell table:formula="of:=[.O5] - [.L5]" office:value-type="float" office:value="0.222222222222222" calcext:value-type="float">
            <text:p>0.222222222222222</text:p>
          </table:table-cell>
          <table:table-cell table:formula="of:=[.N5] -[.K5]" office:value-type="float" office:value="0.0349087003222342" calcext:value-type="float">
            <text:p>0.0349087003222342</text:p>
          </table:table-cell>
          <table:table-cell table:formula="of:=[.Y5] -[.V5]" office:value-type="float" office:value="0" calcext:value-type="float">
            <text:p>0</text:p>
          </table:table-cell>
          <table:table-cell table:formula="of:=[.X5] -[.U5]" office:value-type="float" office:value="-0.0059076262083781" calcext:value-type="float">
            <text:p>-0.0059076262083781</text:p>
          </table:table-cell>
          <table:table-cell table:formula="of:=[.I5] -[.G5]" office:value-type="float" office:value="11" calcext:value-type="float">
            <text:p>11</text:p>
          </table:table-cell>
          <table:table-cell table:formula="of:=[.V5] - [.L5]" office:value-type="float" office:value="0.138888888888889" calcext:value-type="float">
            <text:p>0.138888888888889</text:p>
          </table:table-cell>
          <table:table-cell table:formula="of:=[.U5] - [.K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app/assets/stylesheets/application/_base.css.scss, app/controllers/action_page_controller.rb, app/controllers/admin/affiliation_types_controller.rb, app/controllers/admin/institutions_controller.rb, app/helpers/admin/affiliation_types_helper.rb, app/views/admin/action_pages/_panel_settings.html.erb, app/views/admin/affiliation_types/_form.html.erb, app/views/admin/affiliation_types/index.html.erb, app/views/admin/affiliation_types/new.html.erb, app/views/admin/institutions/index.html.erb, app/views/admin/institutions/new.html.erb, app/views/affiliations/_affiliation_fields.html.erb, app/views/tools/_affiliation_signatures.html.erb, config/routes.rb, features/admin_action_page/admin_affiliations.feature, spec/controllers/admin/affiliation_types_controller_spec.rb, spec/models/affiliation_spec.rb, spec/models/affiliation_type_spec.rb, spec/models/institution_spec.rb]</text:p>
          </table:table-cell>
          <table:table-cell office:value-type="string" calcext:value-type="string">
            <text:p>[app/controllers/admin/action_pages_controller.rb, app/controllers/admin/partners_controller.rb, app/controllers/admin/petitions_controller.rb, app/models/action_page.rb, app/models/partner.rb, app/models/signature.rb, app/models/user.rb, app/views/admin/_header.html.erb, app/views/admin/_nav_tabs.html.erb, app/views/admin/action_pages/_attached_image.html.erb, app/views/admin/action_pages/_date_range_form.html.erb, app/views/admin/action_pages/_date_vars.html.erb, app/views/admin/action_pages/_form.html.erb, app/views/admin/action_pages/_panel_analytics.html.erb, app/views/admin/action_pages/_panel_content.html.erb, app/views/admin/action_pages/_panel_email.html.erb, app/views/admin/action_pages/_panel_photos.html.erb, app/views/admin/action_pages/_panel_settings.html.erb, app/views/admin/action_pages/_panel_social.html.erb, app/views/admin/action_pages/_panel_victory.html.erb, app/views/admin/action_pages/_tab_buttons.html.erb, app/views/admin/action_pages/_top_bar_authoring_controls.html.erb, app/views/admin/action_pages/_tweet_target_image.html.erb, app/views/admin/action_pages/edit.html.erb, app/views/admin/partners/index.html.erb, app/views/admin/petitions/report.html.erb, app/views/admin/petitions/show.html.erb]</text:p>
          </table:table-cell>
          <table:table-cell office:value-type="string" calcext:value-type="string">
            <text:p>[app/assets/stylesheets/application.css.scss, config/routes.rb, db/schema.rb, features/step_definitions/user_steps.rb, features/users/achieve_petition_goal.feature, spec/factories/petitions.rb]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'app/models/ahoy/event.rb', 'app/views/admin/action_pages/_date_vars.html.erb', 'config/routes.rb', 'app/views/admin/_nav_tabs.html.erb', 'app/views/admin/action_pages/events.html.erb', 'spec/models/action_page_spec.rb', 'app/models/partner.rb', 'app/models/congress_message_campaign.rb', 'app/views/admin/action_pages/_panel_action_pages.html.erb', 'app/views/admin/action_pages/_panel_victory.html.erb', 'app/views/admin/action_pages/_tweet_target_image.html.erb', 'app/models/action_page.rb', 'app/models/user.rb', 'app/views/admin/action_pages/_panel_settings.html.erb', 'app/controllers/admin/events_controller.rb', 'app/controllers/concerns/date_range.rb', 'app/views/admin/action_pages/edit.html.erb', 'db/schema.rb', 'app/controllers/admin/partners_controller.rb', 'app/views/admin/action_pages/_top_bar_authoring_controls.html.erb', 'app/views/admin/action_pages/index.html.erb', 'app/views/admin/action_pages/_panel_photos.html.erb', 'app/views/admin/action_pages/_panel_analytics.html.erb', 'app/views/admin/action_pages/_panel_social.html.erb', 'app/views/admin/_header.html.erb', 'app/views/admin/partners/index.html.erb', 'app/views/admin/petitions/report.html.erb', 'app/views/admin/petitions/show.html.erb', 'app/views/admin/action_pages/_tab_buttons.html.erb', 'app/controllers/admin/action_pages_controller.rb', 'app/models/signature.rb', 'app/views/admin/action_pages/_attached_image.html.erb', 'app/views/admin/action_pages/_form.html.erb', 'app/controllers/admin/petitions_controller.rb', 'app/views/admin/action_pages/_panel_email.html.erb', 'app/views/admin/action_pages/_panel_content.html.erb', 'app/views/admin/action_pages/_date_range_form.html.erb'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'app/models/ahoy/event.rb', 'config/routes.rb', 'app/views/admin/action_pages/events.html.erb', 'spec/models/action_page_spec.rb', 'app/models/congress_message_campaign.rb', 'app/views/admin/action_pages/_panel_action_pages.html.erb', 'app/controllers/admin/events_controller.rb', 'app/controllers/concerns/date_range.rb', 'db/schema.rb', 'app/views/admin/action_pages/index.html.erb']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0485436893203883" calcext:value-type="float">
            <text:p>0.0485436893203883</text:p>
          </table:table-cell>
          <table:table-cell office:value-type="float" office:value="0.0540540540540541" calcext:value-type="float">
            <text:p>0.054054054054054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0884955752212389" calcext:value-type="float">
            <text:p>0.0884955752212389</text:p>
          </table:table-cell>
          <table:table-cell office:value-type="string" calcext:value-type="string">
            <text:p>['app/controllers/action_page_controller.rb', 'app/controllers/admin/affiliation_types_controller.rb', 'app/controllers/admin/institutions_controller.rb', 'app/helpers/admin/affiliation_types_helper.rb', 'app/views/admin/action_pages/_panel_settings.html.erb', 'app/views/admin/affiliation_types/_form.html.erb', 'app/views/admin/affiliation_types/index.html.erb', 'app/views/admin/affiliation_types/new.html.erb', 'app/views/admin/institutions/index.html.erb', 'app/views/admin/institutions/new.html.erb', 'app/views/affiliations/_affiliation_fields.html.erb', 'app/views/tools/_affiliation_signatures.html.erb'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'app/models/ahoy/event.rb', 'app/views/admin/action_pages/_date_vars.html.erb', 'config/routes.rb', 'app/views/admin/_nav_tabs.html.erb', 'app/views/admin/action_pages/events.html.erb', 'spec/models/action_page_spec.rb', 'app/models/partner.rb', 'app/models/congress_message_campaign.rb', 'app/views/admin/action_pages/_panel_action_pages.html.erb', 'app/views/admin/action_pages/_panel_victory.html.erb', 'app/views/admin/action_pages/_tweet_target_image.html.erb', 'app/models/action_page.rb', 'app/models/user.rb', 'app/views/admin/action_pages/_panel_settings.html.erb', 'app/controllers/admin/events_controller.rb', 'app/controllers/concerns/date_range.rb', 'app/views/admin/action_pages/edit.html.erb', 'db/schema.rb', 'app/controllers/admin/partners_controller.rb', 'app/views/admin/action_pages/_top_bar_authoring_controls.html.erb', 'app/views/admin/action_pages/index.html.erb', 'app/views/admin/action_pages/_panel_photos.html.erb', 'app/views/admin/action_pages/_panel_analytics.html.erb', 'app/views/admin/action_pages/_panel_social.html.erb', 'app/views/admin/_header.html.erb', 'app/views/admin/partners/index.html.erb', 'app/views/admin/petitions/report.html.erb', 'app/views/admin/petitions/show.html.erb', 'app/views/admin/action_pages/_tab_buttons.html.erb', 'app/controllers/admin/action_pages_controller.rb', 'app/models/signature.rb', 'app/views/admin/action_pages/_attached_image.html.erb', 'app/views/admin/action_pages/_form.html.erb', 'app/controllers/admin/petitions_controller.rb', 'app/views/admin/action_pages/_panel_email.html.erb', 'app/views/admin/action_pages/_panel_content.html.erb', 'app/views/admin/action_pages/_date_range_form.html.erb']</text:p>
          </table:table-cell>
          <table:table-cell office:value-type="string" calcext:value-type="string">
            <text:p>['app/models/ahoy/event.rb', 'config/routes.rb', 'app/views/admin/action_pages/events.html.erb', 'spec/models/action_page_spec.rb', 'app/models/congress_message_campaign.rb', 'app/views/admin/action_pages/_panel_action_pages.html.erb', 'app/controllers/admin/events_controller.rb', 'app/controllers/concerns/date_range.rb', 'db/schema.rb', 'app/views/admin/action_pages/index.html.erb']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108" calcext:value-type="float">
            <text:p>108</text:p>
          </table:table-cell>
          <table:table-cell table:formula="of:=[.P6] -[.M6]" office:value-type="float" office:value="0.0399518859008506" calcext:value-type="float">
            <text:p>0.0399518859008506</text:p>
          </table:table-cell>
          <table:table-cell table:formula="of:=[.Z6] - [.W6]" office:value-type="float" office:value="-0.007843137254902" calcext:value-type="float">
            <text:p>-0.007843137254902</text:p>
          </table:table-cell>
          <table:table-cell table:formula="of:=[.Z6] -[.P6]" office:value-type="float" office:value="-0.0296720458094742" calcext:value-type="float">
            <text:p>-0.0296720458094742</text:p>
          </table:table-cell>
          <table:table-cell table:formula="of:= [.W6] -[.M6]" office:value-type="float" office:value="0.0181229773462784" calcext:value-type="float">
            <text:p>0.0181229773462784</text:p>
          </table:table-cell>
          <table:table-cell table:formula="of:=[.W6] -[.P6]" office:value-type="float" office:value="-0.0218289085545722" calcext:value-type="float">
            <text:p>-0.0218289085545722</text:p>
          </table:table-cell>
          <table:table-cell table:formula="of:=[.O6] - [.L6]" office:value-type="float" office:value="0.0526315789473686" calcext:value-type="float">
            <text:p>0.0526315789473686</text:p>
          </table:table-cell>
          <table:table-cell table:formula="of:=[.N6] -[.K6]" office:value-type="float" office:value="0.0170170170170171" calcext:value-type="float">
            <text:p>0.0170170170170171</text:p>
          </table:table-cell>
          <table:table-cell table:formula="of:=[.Y6] -[.V6]" office:value-type="float" office:value="0" calcext:value-type="float">
            <text:p>0</text:p>
          </table:table-cell>
          <table:table-cell table:formula="of:=[.X6] -[.U6]" office:value-type="float" office:value="-0.01001001001001" calcext:value-type="float">
            <text:p>-0.01001001001001</text:p>
          </table:table-cell>
          <table:table-cell table:formula="of:=[.I6] -[.G6]" office:value-type="float" office:value="10" calcext:value-type="float">
            <text:p>10</text:p>
          </table:table-cell>
          <table:table-cell table:formula="of:=[.V6] - [.L6]" office:value-type="float" office:value="0.0307017543859649" calcext:value-type="float">
            <text:p>0.0307017543859649</text:p>
          </table:table-cell>
          <table:table-cell table:formula="of:=[.U6] - [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[app/controllers/application_controller.rb, app/controllers/users_controller.rb, features/step_definitions/user_steps.rb, features/users/achieve_petition_goal.feature, features/users/create_content.feature, features/users/sign_in.feature, features/users/sign_out.feature, spec/factories/users.rb]</text:p>
          </table:table-cell>
          <table:table-cell office:value-type="string" calcext:value-type="string">
            <text:p>[app/controllers/admin/action_pages_controller.rb, app/controllers/admin/topic_categories_controller.rb, app/controllers/admin/topic_sets_controller.rb, app/controllers/partners_controller.rb, app/controllers/users_controller.rb, app/controllers/welcome_controller.rb, app/models/action_page.rb, app/models/user.rb, app/views/admin/_header.html.erb, app/views/admin/_nav_tabs.html.erb, app/views/admin/action_pages/_date_range_form.html.erb, app/views/admin/action_pages/_date_vars.html.erb, app/views/admin/action_pages/index.html.erb, app/views/devise/registrations/edit.html.erb, app/views/subscriptions/_form.html.erb, app/views/tools/_loading.html.erb, app/views/users/edit.html.erb, app/views/users/show.html.erb, app/views/welcome/_meta_tags.html.erb, app/views/welcome/index.html.erb]</text:p>
          </table:table-cell>
          <table:table-cell office:value-type="string" calcext:value-type="string">
            <text:p>[Gemfile, Gemfile.lock, app/controllers/admin/action_pages_controller.rb, app/controllers/tools_controller.rb, app/models/user.rb, config/cucumber.yml, config/database.yml, features/activism/create_content.feature, features/activism/sign_in.feature, features/step_definitions/.gitkeep, features/step_definitions/activism_steps.rb, features/support/env.rb, features/supporter/achieve_petition_goal.feature, features/upload_files/img.png, lib/tasks/cucumber.rake, script/cucumber, spec/factories/users.rb]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features/step_definitions/user_steps.rb', 'app/models/ahoy/event.rb', 'app/views/admin/action_pages/_date_vars.html.erb', 'config/routes.rb', 'app/views/admin/_nav_tabs.html.erb', 'app/views/admin/action_pages/events.html.erb', 'spec/models/action_page_spec.rb', 'app/models/congress_message_campaign.rb', 'app/views/admin/action_pages/_panel_action_pages.html.erb', 'app/models/action_page.rb', 'app/models/user.rb', 'app/views/admin/action_pages/_panel_settings.html.erb', 'app/controllers/admin/events_controller.rb', 'app/controllers/concerns/date_range.rb', 'app/views/welcome/_meta_tags.html.erb', 'app/controllers/admin/topic_sets_controller.rb', 'db/schema.rb', 'app/controllers/users_controller.rb', 'app/views/admin/action_pages/index.html.erb', 'app/views/devise/registrations/edit.html.erb', 'spec/models/user_spec.rb', 'app/views/admin/action_pages/_panel_analytics.html.erb', 'app/controllers/partners_controller.rb', 'app/controllers/welcome_controller.rb', 'app/views/admin/_header.html.erb', 'app/views/tools/_loading.html.erb', 'app/controllers/admin/topic_categories_controller.rb', 'app/controllers/admin/action_pages_controller.rb', 'app/views/subscriptions/_form.html.erb', 'app/views/users/edit.html.erb', 'app/views/users/show.html.erb', 'app/views/welcome/index.html.erb', 'app/views/admin/action_pages/_date_range_form.html.erb'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'features/step_definitions/user_steps.rb', 'app/models/ahoy/event.rb', 'config/routes.rb', 'app/views/admin/action_pages/events.html.erb', 'spec/models/action_page_spec.rb', 'app/models/congress_message_campaign.rb', 'app/views/admin/action_pages/_panel_action_pages.html.erb', 'app/views/admin/action_pages/_panel_settings.html.erb', 'app/controllers/admin/events_controller.rb', 'app/controllers/concerns/date_range.rb', 'db/schema.rb', 'spec/models/user_spec.rb', 'app/views/admin/action_pages/_panel_analytics.html.erb']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61538461538462" calcext:value-type="float">
            <text:p>0.0961538461538462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46154" calcext:value-type="float">
            <text:p>0.153846153846154</text:p>
          </table:table-cell>
          <table:table-cell office:value-type="string" calcext:value-type="string">
            <text:p>['app/controllers/application_controller.rb', 'app/controllers/users_controller.rb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features/step_definitions/user_steps.rb', 'app/models/ahoy/event.rb', 'app/views/admin/action_pages/_date_vars.html.erb', 'config/routes.rb', 'app/views/admin/_nav_tabs.html.erb', 'app/views/admin/action_pages/events.html.erb', 'spec/models/action_page_spec.rb', 'app/models/congress_message_campaign.rb', 'app/views/admin/action_pages/_panel_action_pages.html.erb', 'app/models/action_page.rb', 'app/models/user.rb', 'app/views/admin/action_pages/_panel_settings.html.erb', 'app/controllers/admin/events_controller.rb', 'app/controllers/concerns/date_range.rb', 'app/views/welcome/_meta_tags.html.erb', 'app/controllers/admin/topic_sets_controller.rb', 'db/schema.rb', 'app/controllers/users_controller.rb', 'app/views/admin/action_pages/index.html.erb', 'app/views/devise/registrations/edit.html.erb', 'spec/models/user_spec.rb', 'app/views/admin/action_pages/_panel_analytics.html.erb', 'app/controllers/partners_controller.rb', 'app/controllers/welcome_controller.rb', 'app/views/admin/_header.html.erb', 'app/views/tools/_loading.html.erb', 'app/controllers/admin/topic_categories_controller.rb', 'app/controllers/admin/action_pages_controller.rb', 'app/views/subscriptions/_form.html.erb', 'app/views/users/edit.html.erb', 'app/views/users/show.html.erb', 'app/views/welcome/index.html.erb', 'app/views/admin/action_pages/_date_range_form.html.erb']</text:p>
          </table:table-cell>
          <table:table-cell office:value-type="string" calcext:value-type="string">
            <text:p>['features/step_definitions/user_steps.rb', 'app/models/ahoy/event.rb', 'config/routes.rb', 'app/views/admin/action_pages/events.html.erb', 'spec/models/action_page_spec.rb', 'app/models/congress_message_campaign.rb', 'app/views/admin/action_pages/_panel_action_pages.html.erb', 'app/views/admin/action_pages/_panel_settings.html.erb', 'app/controllers/admin/events_controller.rb', 'app/controllers/concerns/date_range.rb', 'db/schema.rb', 'spec/models/user_spec.rb', 'app/views/admin/action_pages/_panel_analytics.html.erb']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5" calcext:value-type="float">
            <text:p>0.5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136" calcext:value-type="float">
            <text:p>136</text:p>
          </table:table-cell>
          <table:table-cell table:formula="of:=[.P7] -[.M7]" office:value-type="float" office:value="0.0576923076923078" calcext:value-type="float">
            <text:p>0.0576923076923078</text:p>
          </table:table-cell>
          <table:table-cell table:formula="of:=[.Z7] - [.W7]" office:value-type="float" office:value="-0.056620209059234" calcext:value-type="float">
            <text:p>-0.056620209059234</text:p>
          </table:table-cell>
          <table:table-cell table:formula="of:=[.Z7] -[.P7]" office:value-type="float" office:value="-0.031894934333959" calcext:value-type="float">
            <text:p>-0.031894934333959</text:p>
          </table:table-cell>
          <table:table-cell table:formula="of:= [.W7] -[.M7]" office:value-type="float" office:value="0.0824175824175828" calcext:value-type="float">
            <text:p>0.0824175824175828</text:p>
          </table:table-cell>
          <table:table-cell table:formula="of:=[.W7] -[.P7]" office:value-type="float" office:value="0.024725274725275" calcext:value-type="float">
            <text:p>0.024725274725275</text:p>
          </table:table-cell>
          <table:table-cell table:formula="of:=[.O7] - [.L7]" office:value-type="float" office:value="0.125" calcext:value-type="float">
            <text:p>0.125</text:p>
          </table:table-cell>
          <table:table-cell table:formula="of:=[.N7] -[.K7]" office:value-type="float" office:value="0.0106060606060606" calcext:value-type="float">
            <text:p>0.0106060606060606</text:p>
          </table:table-cell>
          <table:table-cell table:formula="of:=[.Y7] -[.V7]" office:value-type="float" office:value="0" calcext:value-type="float">
            <text:p>0</text:p>
          </table:table-cell>
          <table:table-cell table:formula="of:=[.X7] -[.U7]" office:value-type="float" office:value="-0.0196969696969697" calcext:value-type="float">
            <text:p>-0.0196969696969697</text:p>
          </table:table-cell>
          <table:table-cell table:formula="of:=[.I7] -[.G7]" office:value-type="float" office:value="13" calcext:value-type="float">
            <text:p>13</text:p>
          </table:table-cell>
          <table:table-cell table:formula="of:=[.V7] - [.L7]" office:value-type="float" office:value="0.375" calcext:value-type="float">
            <text:p>0.375</text:p>
          </table:table-cell>
          <table:table-cell table:formula="of:=[.U7] - [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[app/assets/stylesheets/application.css.scss, app/assets/stylesheets/sessions.css.scss, app/controllers/admin/application_controller.rb, app/controllers/application_controller.rb, app/controllers/sessions_controller.rb, app/controllers/tools_controller.rb, app/models/user.rb, app/views/devise/registrations/edit.html.erb, app/views/devise/sessions/new.html.erb, app/views/sessions/password_reset.html.erb, config/routes.rb, db/migrate/20151212031318_add_password_expired_to_users.rb, db/schema.rb, features/step_definitions/user_steps.rb, features/support/env.rb, features/users/achieve_petition_goal.feature, features/users/promoted_users_lose_password.feature, spec/controllers/tools_controller_spec.rb, spec/factories/action_page.rb, spec/factories/petitions.rb, spec/factories/users.rb, spec/models/user_spec.rb, spec/spec_helper.rb]</text:p>
          </table:table-cell>
          <table:table-cell office:value-type="string" calcext:value-type="string">
            <text:p>[app/controllers/admin/action_pages_controller.rb, app/models/action_page.rb, app/models/petition.rb, app/models/user.rb, app/views/admin/_header.html.erb, app/views/admin/_nav_tabs.html.erb, app/views/admin/action_pages/_date_range_form.html.erb, app/views/admin/action_pages/_date_vars.html.erb, app/views/admin/action_pages/index.html.erb, lib/smarty_streets.rb]</text:p>
          </table:table-cell>
          <table:table-cell office:value-type="string" calcext:value-type="string">
            <text:p>[spec/factories/users.rb]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app/views/admin/action_pages/index.html.erb', 'spec/models/user_spec.rb', 'app/models/ahoy/event.rb', 'app/views/admin/action_pages/_date_vars.html.erb', 'app/views/admin/action_pages/_panel_analytics.html.erb', 'config/routes.rb', 'app/models/petition.rb', 'app/views/admin/_header.html.erb', 'app/views/admin/action_pages/events.html.erb', 'app/views/admin/_nav_tabs.html.erb', 'lib/smarty_streets.rb', 'spec/models/action_page_spec.rb', 'app/models/congress_message_campaign.rb', 'app/views/admin/action_pages/_panel_action_pages.html.erb', 'app/controllers/admin/action_pages_controller.rb', 'app/models/action_page.rb', 'app/models/user.rb', 'app/views/admin/action_pages/_panel_settings.html.erb', 'app/controllers/admin/events_controller.rb', 'app/controllers/concerns/date_range.rb', 'db/schema.rb', 'app/views/admin/action_pages/_date_range_form.html.erb'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'spec/models/user_spec.rb', 'app/models/ahoy/event.rb', 'app/views/admin/action_pages/_panel_analytics.html.erb', 'config/routes.rb', 'app/views/admin/action_pages/events.html.erb', 'spec/models/action_page_spec.rb', 'app/models/congress_message_campaign.rb', 'app/views/admin/action_pages/_panel_action_pages.html.erb', 'app/views/admin/action_pages/_panel_settings.html.erb', 'app/controllers/admin/events_controller.rb', 'app/controllers/concerns/date_range.rb', 'db/schema.rb']</text:p>
          </table:table-cell>
          <table:table-cell office:value-type="float" office:value="0.1" calcext:value-type="float">
            <text:p>0.1</text:p>
          </table:table-cell>
          <table:table-cell office:value-type="float" office:value="0.0434782608695652" calcext:value-type="float">
            <text:p>0.0434782608695652</text:p>
          </table:table-cell>
          <table:table-cell office:value-type="float" office:value="0.0490196078431373" calcext:value-type="float">
            <text:p>0.0490196078431373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75438596491228" calcext:value-type="float">
            <text:p>0.175438596491228</text:p>
          </table:table-cell>
          <table:table-cell office:value-type="string" calcext:value-type="string">
            <text:p>['app/controllers/admin/application_controller.rb', 'app/controllers/application_controller.rb', 'app/controllers/sessions_controller.rb', 'app/controllers/tools_controller.rb', 'app/models/user.rb', 'app/views/devise/registrations/edit.html.erb', 'app/views/devise/sessions/new.html.erb', 'app/views/sessions/password_reset.html.erb'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app/views/admin/action_pages/index.html.erb', 'spec/models/user_spec.rb', 'app/models/ahoy/event.rb', 'app/views/admin/action_pages/_date_vars.html.erb', 'app/views/admin/action_pages/_panel_analytics.html.erb', 'config/routes.rb', 'app/models/petition.rb', 'app/views/admin/_header.html.erb', 'app/views/admin/action_pages/events.html.erb', 'app/views/admin/_nav_tabs.html.erb', 'lib/smarty_streets.rb', 'spec/models/action_page_spec.rb', 'app/models/congress_message_campaign.rb', 'app/views/admin/action_pages/_panel_action_pages.html.erb', 'app/controllers/admin/action_pages_controller.rb', 'app/models/action_page.rb', 'app/models/user.rb', 'app/views/admin/action_pages/_panel_settings.html.erb', 'app/controllers/admin/events_controller.rb', 'app/controllers/concerns/date_range.rb', 'db/schema.rb', 'app/views/admin/action_pages/_date_range_form.html.erb']</text:p>
          </table:table-cell>
          <table:table-cell office:value-type="string" calcext:value-type="string">
            <text:p>['spec/models/user_spec.rb', 'app/models/ahoy/event.rb', 'app/views/admin/action_pages/_panel_analytics.html.erb', 'config/routes.rb', 'app/views/admin/action_pages/events.html.erb', 'spec/models/action_page_spec.rb', 'app/models/congress_message_campaign.rb', 'app/views/admin/action_pages/_panel_action_pages.html.erb', 'app/views/admin/action_pages/_panel_settings.html.erb', 'app/controllers/admin/events_controller.rb', 'app/controllers/concerns/date_range.rb', 'db/schema.rb']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25925925925926" calcext:value-type="float">
            <text:p>0.0925925925925926</text:p>
          </table:table-cell>
          <table:table-cell office:value-type="float" office:value="131" calcext:value-type="float">
            <text:p>131</text:p>
          </table:table-cell>
          <table:table-cell table:formula="of:=[.P8] -[.M8]" office:value-type="float" office:value="0.126418988648091" calcext:value-type="float">
            <text:p>0.126418988648091</text:p>
          </table:table-cell>
          <table:table-cell table:formula="of:=[.Z8] - [.W8]" office:value-type="float" office:value="-0.0264550264550264" calcext:value-type="float">
            <text:p>-0.0264550264550264</text:p>
          </table:table-cell>
          <table:table-cell table:formula="of:=[.Z8] -[.P8]" office:value-type="float" office:value="-0.0828460038986354" calcext:value-type="float">
            <text:p>-0.0828460038986354</text:p>
          </table:table-cell>
          <table:table-cell table:formula="of:= [.W8] -[.M8]" office:value-type="float" office:value="0.0700280112044817" calcext:value-type="float">
            <text:p>0.0700280112044817</text:p>
          </table:table-cell>
          <table:table-cell table:formula="of:=[.W8] -[.P8]" office:value-type="float" office:value="-0.056390977443609" calcext:value-type="float">
            <text:p>-0.056390977443609</text:p>
          </table:table-cell>
          <table:table-cell table:formula="of:=[.O8] - [.L8]" office:value-type="float" office:value="0.130434782608696" calcext:value-type="float">
            <text:p>0.130434782608696</text:p>
          </table:table-cell>
          <table:table-cell table:formula="of:=[.N8] -[.K8]" office:value-type="float" office:value="0.081818181818182" calcext:value-type="float">
            <text:p>0.081818181818182</text:p>
          </table:table-cell>
          <table:table-cell table:formula="of:=[.Y8] -[.V8]" office:value-type="float" office:value="0" calcext:value-type="float">
            <text:p>0</text:p>
          </table:table-cell>
          <table:table-cell table:formula="of:=[.X8] -[.U8]" office:value-type="float" office:value="-0.0545454545454545" calcext:value-type="float">
            <text:p>-0.0545454545454545</text:p>
          </table:table-cell>
          <table:table-cell table:formula="of:=[.I8] -[.G8]" office:value-type="float" office:value="12" calcext:value-type="float">
            <text:p>12</text:p>
          </table:table-cell>
          <table:table-cell table:formula="of:=[.V8] - [.L8]" office:value-type="float" office:value="0.0815217391304348" calcext:value-type="float">
            <text:p>0.0815217391304348</text:p>
          </table:table-cell>
          <table:table-cell table:formula="of:=[.U8] - 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app/controllers/registrations_controller.rb, features/users/register.feature, app/helpers/devise_helper.rb, app/models/user.rb, features/step_definitions/navigation_steps.rb, features/users/change_email.feature, app/views/user_mailer/signup_attempt_with_existing_email.html.erb, features/step_definitions/user_steps.rb, spec/factories/users.rb, app/views/user_mailer/signup_attempt_with_existing_email.text.erb, app/mailers/user_mailer.rb]</text:p>
          </table:table-cell>
          <table:table-cell office:value-type="string" calcext:value-type="string">
            <text:p>[app/controllers/admin/action_pages_controller.rb, app/controllers/admin/partners_controller.rb, app/controllers/admin/topic_categories_controller.rb, app/controllers/admin/topic_sets_controller.rb, app/controllers/partners_controller.rb, app/controllers/registrations_controller.rb, app/controllers/users_controller.rb, app/models/partner.rb, app/models/user.rb, app/views/admin/_header.html.erb, app/views/admin/_nav_tabs.html.erb, app/views/admin/action_pages/edit.html.erb, app/views/admin/partners/index.html.erb, app/views/devise/passwords/edit.html.erb, app/views/devise/registrations/edit.html.erb, app/views/devise/shared/_links.erb, app/views/partners/_form.html.erb, app/views/partners/edit.html.erb, app/views/users/edit.html.erb]</text:p>
          </table:table-cell>
          <table:table-cell office:value-type="string" calcext:value-type="string">
            <text:p>[features/step_definitions/user_steps.rb]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'app/views/admin/action_pages/index.html.erb', 'app/views/partners/_form.html.erb', 'app/views/devise/registrations/edit.html.erb', 'app/controllers/registrations_controller.rb', 'app/models/ahoy/event.rb', 'app/views/partners/edit.html.erb', 'app/views/admin/action_pages/_panel_analytics.html.erb', 'app/controllers/partners_controller.rb', 'config/routes.rb', 'app/views/admin/_nav_tabs.html.erb', 'app/views/admin/_header.html.erb', 'app/views/admin/action_pages/events.html.erb', 'app/views/admin/partners/index.html.erb', 'app/models/partner.rb', 'app/views/devise/shared/_links.erb', 'app/models/congress_message_campaign.rb', 'app/views/admin/action_pages/_panel_action_pages.html.erb', 'app/views/devise/passwords/edit.html.erb', 'app/controllers/admin/topic_categories_controller.rb', 'app/controllers/admin/action_pages_controller.rb', 'app/models/action_page.rb', 'app/models/user.rb', 'app/controllers/admin/events_controller.rb', 'app/controllers/concerns/date_range.rb', 'app/views/users/edit.html.erb', 'app/views/admin/action_pages/edit.html.erb', 'app/controllers/admin/topic_sets_controller.rb', 'db/schema.rb', 'app/controllers/users_controller.rb', 'app/controllers/admin/partners_controller.rb'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'app/views/admin/action_pages/index.html.erb', 'app/models/ahoy/event.rb', 'app/views/admin/action_pages/_panel_analytics.html.erb', 'config/routes.rb', 'app/views/admin/action_pages/events.html.erb', 'app/models/congress_message_campaign.rb', 'app/views/admin/action_pages/_panel_action_pages.html.erb', 'app/models/action_page.rb', 'app/controllers/admin/events_controller.rb', 'app/controllers/concerns/date_range.rb', 'db/schema.rb']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58730158730159" calcext:value-type="float">
            <text:p>0.158730158730159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35135135135135" calcext:value-type="float">
            <text:p>0.135135135135135</text:p>
          </table:table-cell>
          <table:table-cell office:value-type="string" calcext:value-type="string">
            <text:p>['app/controllers/registrations_controller.rb', 'app/helpers/devise_helper.rb', 'app/models/user.rb', 'app/views/user_mailer/signup_attempt_with_existing_email.html.erb', 'app/views/user_mailer/signup_attempt_with_existing_email.text.erb', 'app/mailers/user_mailer.rb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'app/views/admin/action_pages/index.html.erb', 'app/views/partners/_form.html.erb', 'app/views/devise/registrations/edit.html.erb', 'app/controllers/registrations_controller.rb', 'app/models/ahoy/event.rb', 'app/views/partners/edit.html.erb', 'app/views/admin/action_pages/_panel_analytics.html.erb', 'app/controllers/partners_controller.rb', 'config/routes.rb', 'app/views/admin/_nav_tabs.html.erb', 'app/views/admin/_header.html.erb', 'app/views/admin/action_pages/events.html.erb', 'app/views/admin/partners/index.html.erb', 'app/models/partner.rb', 'app/views/devise/shared/_links.erb', 'app/models/congress_message_campaign.rb', 'app/views/admin/action_pages/_panel_action_pages.html.erb', 'app/views/devise/passwords/edit.html.erb', 'app/controllers/admin/topic_categories_controller.rb', 'app/controllers/admin/action_pages_controller.rb', 'app/models/action_page.rb', 'app/models/user.rb', 'app/controllers/admin/events_controller.rb', 'app/controllers/concerns/date_range.rb', 'app/views/users/edit.html.erb', 'app/views/admin/action_pages/edit.html.erb', 'app/controllers/admin/topic_sets_controller.rb', 'db/schema.rb', 'app/controllers/users_controller.rb', 'app/controllers/admin/partners_controller.rb']</text:p>
          </table:table-cell>
          <table:table-cell office:value-type="string" calcext:value-type="string">
            <text:p>['app/views/admin/action_pages/index.html.erb', 'app/models/ahoy/event.rb', 'app/views/admin/action_pages/_panel_analytics.html.erb', 'config/routes.rb', 'app/views/admin/action_pages/events.html.erb', 'app/models/congress_message_campaign.rb', 'app/views/admin/action_pages/_panel_action_pages.html.erb', 'app/models/action_page.rb', 'app/controllers/admin/events_controller.rb', 'app/controllers/concerns/date_range.rb', 'db/schema.rb']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32558139534884" calcext:value-type="float">
            <text:p>0.232558139534884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96" calcext:value-type="float">
            <text:p>96</text:p>
          </table:table-cell>
          <table:table-cell table:formula="of:=[.P9] -[.M9]" office:value-type="float" office:value="-0.023595023595024" calcext:value-type="float">
            <text:p>-0.023595023595024</text:p>
          </table:table-cell>
          <table:table-cell table:formula="of:=[.Z9] - [.W9]" office:value-type="float" office:value="-0.047372954349699" calcext:value-type="float">
            <text:p>-0.047372954349699</text:p>
          </table:table-cell>
          <table:table-cell table:formula="of:=[.Z9] -[.P9]" office:value-type="float" office:value="0.05005005005005" calcext:value-type="float">
            <text:p>0.05005005005005</text:p>
          </table:table-cell>
          <table:table-cell table:formula="of:= [.W9] -[.M9]" office:value-type="float" office:value="0.073827980804725" calcext:value-type="float">
            <text:p>0.073827980804725</text:p>
          </table:table-cell>
          <table:table-cell table:formula="of:=[.W9] -[.P9]" office:value-type="float" office:value="0.097423004399749" calcext:value-type="float">
            <text:p>0.097423004399749</text:p>
          </table:table-cell>
          <table:table-cell table:formula="of:=[.O9] - [.L9]" office:value-type="float" office:value="0" calcext:value-type="float">
            <text:p>0</text:p>
          </table:table-cell>
          <table:table-cell table:formula="of:=[.N9] -[.K9]" office:value-type="float" office:value="-0.0385964912280703" calcext:value-type="float">
            <text:p>-0.0385964912280703</text:p>
          </table:table-cell>
          <table:table-cell table:formula="of:=[.Y9] -[.V9]" office:value-type="float" office:value="0" calcext:value-type="float">
            <text:p>0</text:p>
          </table:table-cell>
          <table:table-cell table:formula="of:=[.X9] -[.U9]" office:value-type="float" office:value="-0.0385964912280703" calcext:value-type="float">
            <text:p>-0.0385964912280703</text:p>
          </table:table-cell>
          <table:table-cell table:formula="of:=[.I9] -[.G9]" office:value-type="float" office:value="11" calcext:value-type="float">
            <text:p>11</text:p>
          </table:table-cell>
          <table:table-cell table:formula="of:=[.V9] - [.L9]" office:value-type="float" office:value="0.151515151515151" calcext:value-type="float">
            <text:p>0.151515151515151</text:p>
          </table:table-cell>
          <table:table-cell table:formula="of:=[.U9] - 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app/assets/javascripts/application/tools/call.js, features/support/env.rb, spec/lib/call_tool_spec.rb, app/assets/javascripts/admin/email_tabulation.js, app/controllers/congress_controller.rb, app/controllers/tools_controller.rb, app/models/congress_member.rb, db/migrate/20161018212449_create_congress_members.rb, db/schema.rb, lib/congress/member.rb, lib/tasks/congress.rake, spec/controllers/congress_controller_spec.rb, spec/lib/congress/member_spec.rb, spec/models/congress_member_spec.rb, app/views/tools/_call.html.erb, app/assets/javascripts/application/tools/email.js.erb, app/assets/javascripts/application/tools/tweet.js, features/step_definitions/user_steps.rb, features/support/call_tool_mock.rb, features/users/call_action.feature, spec/controllers/tools_controller_spec.rb, spec/lib/congress_spec.rb, lib/call_tool.rb, app/controllers/admin/petitions_controller.rb, config/routes.rb, Gemfile, Gemfile.lock, app/controllers/action_page_controller.rb, config/application.rb, config/secrets.yml, docker-compose.yml.example, lib/congress.rb, lib/smarty_streets.rb]</text:p>
          </table:table-cell>
          <table:table-cell office:value-type="string" calcext:value-type="string">
            <text:p>[app/controllers/admin/action_pages_controller.rb, app/controllers/smarty_streets_controller.rb, app/models/action_page.rb, app/models/call_campaign.rb, app/models/congress_member.rb]</text:p>
          </table:table-cell>
          <table:table-cell office:value-type="string" calcext:value-type="string">
            <text:p>[app/controllers/tools_controller.rb, config/routes.rb, features/step_definitions/user_steps.rb, features/support/env.rb]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controllers/smarty_streets_controller.rb', 'app/controllers/admin/action_pages_controller.rb', 'app/models/action_page.rb', 'app/models/ahoy/event.rb', 'app/models/congress_member.rb', 'app/controllers/admin/events_controller.rb', 'app/controllers/concerns/date_range.rb', 'app/views/admin/action_pages/_panel_analytics.html.erb', 'config/routes.rb', 'app/views/admin/action_pages/events.html.erb', 'db/schema.rb', 'spec/models/action_page_spec.rb', 'app/models/call_campaign.rb'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2" calcext:value-type="float">
            <text:p>0.2</text:p>
          </table:table-cell>
          <table:table-cell office:value-type="float" office:value="0.0303030303030303" calcext:value-type="float">
            <text:p>0.0303030303030303</text:p>
          </table:table-cell>
          <table:table-cell office:value-type="float" office:value="0.0364963503649635" calcext:value-type="float">
            <text:p>0.036496350364963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101351351351351" calcext:value-type="float">
            <text:p>0.101351351351351</text:p>
          </table:table-cell>
          <table:table-cell office:value-type="string" calcext:value-type="string">
            <text:p>['app/controllers/congress_controller.rb', 'app/controllers/tools_controller.rb', 'app/models/congress_member.rb', 'lib/congress/member.rb', 'app/views/tools/_call.html.erb', 'app/assets/javascripts/application/tools/email.js.erb', 'lib/call_tool.rb', 'app/controllers/admin/petitions_controller.rb', 'app/controllers/action_page_controller.rb', 'lib/congress.rb', 'lib/smarty_streets.rb'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controllers/smarty_streets_controller.rb', 'app/controllers/admin/action_pages_controller.rb', 'app/models/action_page.rb', 'app/models/ahoy/event.rb', 'app/models/congress_member.rb', 'app/controllers/admin/events_controller.rb', 'app/controllers/concerns/date_range.rb', 'app/views/admin/action_pages/_panel_analytics.html.erb', 'config/routes.rb', 'app/views/admin/action_pages/events.html.erb', 'db/schema.rb', 'spec/models/action_page_spec.rb', 'app/models/call_campaign.rb']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2" calcext:value-type="float">
            <text:p>0.2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102040816326531" calcext:value-type="float">
            <text:p>0.10204081632653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98" calcext:value-type="float">
            <text:p>98</text:p>
          </table:table-cell>
          <table:table-cell table:formula="of:=[.P10] -[.M10]" office:value-type="float" office:value="0.0648550009863875" calcext:value-type="float">
            <text:p>0.0648550009863875</text:p>
          </table:table-cell>
          <table:table-cell table:formula="of:=[.Z10] - [.W10]" office:value-type="float" office:value="-0.0187074829931977" calcext:value-type="float">
            <text:p>-0.0187074829931977</text:p>
          </table:table-cell>
          <table:table-cell table:formula="of:=[.Z10] -[.P10]" office:value-type="float" office:value="-0.0180180180180177" calcext:value-type="float">
            <text:p>-0.0180180180180177</text:p>
          </table:table-cell>
          <table:table-cell table:formula="of:= [.W10] -[.M10]" office:value-type="float" office:value="0.0655444659615675" calcext:value-type="float">
            <text:p>0.0655444659615675</text:p>
          </table:table-cell>
          <table:table-cell table:formula="of:=[.W10] -[.P10]" office:value-type="float" office:value="0.000689464975180007" calcext:value-type="float">
            <text:p>0.000689464975180007</text:p>
          </table:table-cell>
          <table:table-cell table:formula="of:=[.O10] - [.L10]" office:value-type="float" office:value="0.0606060606060606" calcext:value-type="float">
            <text:p>0.0606060606060606</text:p>
          </table:table-cell>
          <table:table-cell table:formula="of:=[.N10] -[.K10]" office:value-type="float" office:value="-0.0125" calcext:value-type="float">
            <text:p>-0.0125</text:p>
          </table:table-cell>
          <table:table-cell table:formula="of:=[.Y10] -[.V10]" office:value-type="float" office:value="0" calcext:value-type="float">
            <text:p>0</text:p>
          </table:table-cell>
          <table:table-cell table:formula="of:=[.X10] -[.U10]" office:value-type="float" office:value="-0.1375" calcext:value-type="float">
            <text:p>-0.1375</text:p>
          </table:table-cell>
          <table:table-cell table:formula="of:=[.I10] -[.G10]" office:value-type="float" office:value="11" calcext:value-type="float">
            <text:p>11</text:p>
          </table:table-cell>
          <table:table-cell table:formula="of:=[.V10] - [.L10]" office:value-type="float" office:value="0.0606060606060606" calcext:value-type="float">
            <text:p>0.0606060606060606</text:p>
          </table:table-cell>
          <table:table-cell table:formula="of:=[.U10] - 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[app/assets/javascripts/application/tools/petition.js, app/assets/stylesheets/action_page.css.scss, app/assets/stylesheets/application.css.scss, app/assets/stylesheets/application/_base.css.scss, app/assets/stylesheets/application/_mixins.css.scss, app/views/action_page/show.html.erb, app/views/affiliations/_affiliation_fields.html.erb, app/views/tools/_affiliation_signatures.html.erb, app/views/tools/_signatures.html.erb, app/views/tools/_signatures_filter.html.erb, config/locales/en.yml, config/locales/es.yml, features/action_page/local_petition.feature, features/action_page/petition.feature, features/step_definitions/action_page_steps.rb, app/controllers/action_page_controller.rb, config/routes.rb, app/helpers/application_helper.rb, app/models/action_page.rb]</text:p>
          </table:table-cell>
          <table:table-cell office:value-type="string" calcext:value-type="string">
            <text:p>[app/controllers/admin/action_pages_controller.rb, app/models/action_page.rb, app/models/affiliation_type.rb, app/models/institution.rb, app/models/petition.rb]</text:p>
          </table:table-cell>
          <table:table-cell office:value-type="string" calcext:value-type="string">
            <text:p>[app/assets/stylesheets/action_page.css.scss, app/controllers/action_page_controller.rb, app/views/tools/_petition.html.erb, app/views/tools/_signatures.html.erb, features/step_definitions/action_page_steps.rb, spec/factories/petitions.rb]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institution.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models/petition.rb', 'app/views/admin/action_pages/events.html.erb', 'db/schema.rb', 'app/models/affiliation_type.rb', 'spec/models/action_page_spec.rb'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2" calcext:value-type="float">
            <text:p>0.2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0617283950617284" calcext:value-type="float">
            <text:p>0.061728395061728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08695652173913" calcext:value-type="float">
            <text:p>0.108695652173913</text:p>
          </table:table-cell>
          <table:table-cell office:value-type="string" calcext:value-type="string">
            <text:p>['app/views/action_page/show.html.erb', 'app/views/affiliations/_affiliation_fields.html.erb', 'app/views/tools/_affiliation_signatures.html.erb', 'app/views/tools/_signatures.html.erb', 'app/views/tools/_signatures_filter.html.erb', 'app/controllers/action_page_controller.rb', 'app/helpers/application_helper.rb', 'app/models/action_page.rb'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institution.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models/petition.rb', 'app/views/admin/action_pages/events.html.erb', 'db/schema.rb', 'app/models/affiliation_type.rb', 'spec/models/action_page_spec.rb']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5135135135135" calcext:value-type="float">
            <text:p>0.13513513513513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111" calcext:value-type="float">
            <text:p>111</text:p>
          </table:table-cell>
          <table:table-cell table:formula="of:=[.P11] -[.M11]" office:value-type="float" office:value="0.0469672571121846" calcext:value-type="float">
            <text:p>0.0469672571121846</text:p>
          </table:table-cell>
          <table:table-cell table:formula="of:=[.Z11] - [.W11]" office:value-type="float" office:value="-0.030968468468468" calcext:value-type="float">
            <text:p>-0.030968468468468</text:p>
          </table:table-cell>
          <table:table-cell table:formula="of:=[.Z11] -[.P11]" office:value-type="float" office:value="-0.00452898550724599" calcext:value-type="float">
            <text:p>-0.00452898550724599</text:p>
          </table:table-cell>
          <table:table-cell table:formula="of:= [.W11] -[.M11]" office:value-type="float" office:value="0.0734067400734066" calcext:value-type="float">
            <text:p>0.0734067400734066</text:p>
          </table:table-cell>
          <table:table-cell table:formula="of:=[.W11] -[.P11]" office:value-type="float" office:value="0.026439482961222" calcext:value-type="float">
            <text:p>0.026439482961222</text:p>
          </table:table-cell>
          <table:table-cell table:formula="of:=[.O11] - [.L11]" office:value-type="float" office:value="0.0526315789473686" calcext:value-type="float">
            <text:p>0.0526315789473686</text:p>
          </table:table-cell>
          <table:table-cell table:formula="of:=[.N11] -[.K11]" office:value-type="float" office:value="-0.075" calcext:value-type="float">
            <text:p>-0.075</text:p>
          </table:table-cell>
          <table:table-cell table:formula="of:=[.Y11] -[.V11]" office:value-type="float" office:value="0" calcext:value-type="float">
            <text:p>0</text:p>
          </table:table-cell>
          <table:table-cell table:formula="of:=[.X11] -[.U11]" office:value-type="float" office:value="-0.1375" calcext:value-type="float">
            <text:p>-0.1375</text:p>
          </table:table-cell>
          <table:table-cell table:formula="of:=[.I11] -[.G11]" office:value-type="float" office:value="11" calcext:value-type="float">
            <text:p>11</text:p>
          </table:table-cell>
          <table:table-cell table:formula="of:=[.V11] - [.L11]" office:value-type="float" office:value="0.0723684210526316" calcext:value-type="float">
            <text:p>0.0723684210526316</text:p>
          </table:table-cell>
          <table:table-cell table:formula="of:=[.U11] - [.K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.dockerignore, .gitignore, .ruby-version, .travis.yml, Dockerfile, Gemfile, Gemfile.lock, app/assets/javascripts/admin.js, app/assets/javascripts/application.js, app/assets/javascripts/application/affiliations.js, app/assets/javascripts/application/main.js, app/assets/javascripts/application/select2-utils.js, app/assets/javascripts/application/tools/petition.js, app/assets/stylesheets/action_page.css.scss, app/assets/stylesheets/admin/_action_pages.css.scss, app/assets/stylesheets/admin/_base.css.scss, app/assets/stylesheets/admin/_edit.css.scss, app/assets/stylesheets/admin/_image_upload.css.scss, app/assets/stylesheets/application.css.scss, app/assets/stylesheets/application/_base.css.scss, app/assets/stylesheets/application/_mixins.css.scss, app/controllers/action_page_controller.rb, app/controllers/admin/action_pages_controller.rb, app/controllers/admin/institutions_controller.rb, app/controllers/petition_controller.rb, app/controllers/tools_controller.rb, app/controllers/users_controller.rb, app/helpers/application_helper.rb, app/helpers/users_helper.rb, app/models/action_institution.rb, app/models/action_page.rb, app/models/affiliation.rb, app/models/affiliation_type.rb, app/models/institution.rb, app/models/petition.rb, app/models/signature.rb, app/models/source_file.rb, app/models/user.rb, app/views/action_page/show.html.erb, app/views/admin/action_pages/_panel_settings.html.erb, app/views/admin/institutions/_form.html.erb, app/views/admin/institutions/index.html.erb, app/views/admin/institutions/new.html.erb, app/views/affiliations/_affiliation_fields.html.erb, app/views/tools/_affiliation_signatures.html.erb, app/views/tools/_petition.html.erb, app/views/tools/_petition_location.html.erb, app/views/tools/_signatures.html.erb, app/views/users/show.html.erb, config/application.yml.example, config/cucumber.yml, config/initializers/better_errors.rb, config/locales/en.yml, config/locales/es.yml, config/routes.rb, config/secrets.yml, db/migrate/20160520212818_add_show_all_signatures_to_petition.rb, db/migrate/20160601003317_create_institution_sets.rb, db/migrate/20160606202236_create_institutions.rb, db/migrate/20160606222456_add_enable_affiliations_to_petitions.rb, db/migrate/20160610205339_create_action_allowed_institutions.rb, db/migrate/20160616000020_create_affiliations.rb, db/migrate/20160629191322_create_affiliation_types.rb, db/migrate/20160718225646_add_slug_to_institution.rb, db/migrate/20160719204420_remove_show_all_signatures_from_petition.rb, db/schema.rb, docker-compose.yml, docker-compose.yml.example, docker/entrypoint.sh, features/action_page/local_petition.feature, features/action_page/petition.feature, features/admin_action_page/add_institutions.feature, features/admin_action_page/enable_affiliations.feature, features/step_definitions/action_page_steps.rb, features/step_definitions/navigation_steps.rb, features/step_definitions/user_steps.rb, features/support/env.rb, features/upload_files/schools.csv, features/users/achieve_petition_goal.feature, lib/tasks/petition.rake, lib/tasks/update_petition_goals.rake, spec/controllers/action_page_controller_spec.rb, spec/controllers/admin/institutions_controller_spec.rb, spec/factories/affiliation_types.rb, spec/factories/affiliations.rb, spec/factories/institutions.rb, spec/factories/petitions.rb, spec/fixtures/files/bad_schools.csv, spec/fixtures/files/schools.csv, spec/models/affiliation_spec.rb, spec/models/affiliation_type_spec.rb, spec/models/amazon_credentials_spec.rb, spec/models/institution_spec.rb, spec/models/user_spec.rb, spec/spec_helper.rb]</text:p>
          </table:table-cell>
          <table:table-cell office:value-type="string" calcext:value-type="string">
            <text:p>[app/controllers/admin/action_pages_controller.rb, app/controllers/admin/partners_controller.rb, app/controllers/admin/petitions_controller.rb, app/models/action_page.rb, app/models/affiliation_type.rb, app/models/institution.rb, app/models/partner.rb, app/models/petition.rb, app/models/signature.rb, app/models/user.rb, app/views/admin/_header.html.erb, app/views/admin/_nav_tabs.html.erb, app/views/admin/action_pages/_attached_image.html.erb, app/views/admin/action_pages/_date_range_form.html.erb, app/views/admin/action_pages/_date_vars.html.erb, app/views/admin/action_pages/_form.html.erb, app/views/admin/action_pages/_panel_analytics.html.erb, app/views/admin/action_pages/_panel_content.html.erb, app/views/admin/action_pages/_panel_email.html.erb, app/views/admin/action_pages/_panel_photos.html.erb, app/views/admin/action_pages/_panel_settings.html.erb, app/views/admin/action_pages/_panel_social.html.erb, app/views/admin/action_pages/_panel_victory.html.erb, app/views/admin/action_pages/_tab_buttons.html.erb, app/views/admin/action_pages/_top_bar_authoring_controls.html.erb, app/views/admin/action_pages/_tweet_target_image.html.erb, app/views/admin/action_pages/edit.html.erb, app/views/admin/action_pages/new.html.erb, app/views/admin/partners/index.html.erb, app/views/admin/petitions/report.html.erb, app/views/admin/petitions/show.html.erb, lib/smarty_streets.rb]</text:p>
          </table:table-cell>
          <table:table-cell office:value-type="string" calcext:value-type="string">
            <text:p>[app/assets/javascripts/application/tools/petition.js, app/assets/stylesheets/action_page.css.scss, app/controllers/action_page_controller.rb, app/views/affiliations/_affiliation_fields.html.erb, app/views/tools/_signatures.html.erb, features/step_definitions/action_page_steps.rb]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'app/models/ahoy/event.rb', 'app/views/admin/action_pages/_date_vars.html.erb', 'config/routes.rb', 'app/views/admin/_nav_tabs.html.erb', 'app/views/admin/action_pages/events.html.erb', 'app/views/admin/action_pages/new.html.erb', 'spec/models/action_page_spec.rb', 'app/models/partner.rb', 'app/models/congress_message_campaign.rb', 'app/views/admin/action_pages/_panel_action_pages.html.erb', 'app/views/admin/action_pages/_panel_victory.html.erb', 'app/models/institution.rb', 'app/views/admin/action_pages/_tweet_target_image.html.erb', 'app/models/action_page.rb', 'app/models/user.rb', 'app/views/admin/action_pages/_panel_settings.html.erb', 'app/controllers/admin/events_controller.rb', 'app/controllers/concerns/date_range.rb', 'app/views/admin/action_pages/edit.html.erb', 'db/schema.rb', 'app/controllers/admin/partners_controller.rb', 'app/models/affiliation_type.rb', 'app/views/admin/action_pages/_top_bar_authoring_controls.html.erb', 'app/views/admin/action_pages/index.html.erb', 'app/views/admin/action_pages/_panel_photos.html.erb', 'app/views/admin/action_pages/_panel_analytics.html.erb', 'app/views/admin/action_pages/_panel_social.html.erb', 'app/models/petition.rb', 'app/views/admin/_header.html.erb', 'app/views/admin/partners/index.html.erb', 'app/views/admin/petitions/report.html.erb', 'app/views/admin/petitions/show.html.erb', 'lib/smarty_streets.rb', 'app/views/admin/action_pages/_tab_buttons.html.erb', 'app/controllers/admin/action_pages_controller.rb', 'app/models/signature.rb', 'app/views/admin/action_pages/_attached_image.html.erb', 'app/views/admin/action_pages/_form.html.erb', 'app/controllers/admin/petitions_controller.rb', 'app/views/admin/action_pages/_panel_email.html.erb', 'app/views/admin/action_pages/_panel_content.html.erb', 'app/views/admin/action_pages/_date_range_form.html.erb'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'app/models/ahoy/event.rb', 'config/routes.rb', 'app/views/admin/action_pages/events.html.erb', 'spec/models/action_page_spec.rb', 'app/models/congress_message_campaign.rb', 'app/views/admin/action_pages/_panel_action_pages.html.erb', 'app/controllers/admin/events_controller.rb', 'app/controllers/concerns/date_range.rb', 'db/schema.rb', 'app/views/admin/action_pages/index.html.erb']</text:p>
          </table:table-cell>
          <table:table-cell office:value-type="float" office:value="0.25" calcext:value-type="float">
            <text:p>0.25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0970873786407767" calcext:value-type="float">
            <text:p>0.0970873786407767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118483412322275" calcext:value-type="float">
            <text:p>0.118483412322275</text:p>
          </table:table-cell>
          <table:table-cell office:value-type="string" calcext:value-type="string">
            <text:p>['app/controllers/action_page_controller.rb', 'app/controllers/admin/action_pages_controller.rb', 'app/controllers/admin/institutions_controller.rb', 'app/controllers/petition_controller.rb', 'app/controllers/tools_controller.rb', 'app/controllers/users_controller.rb', 'app/helpers/application_helper.rb', 'app/helpers/users_helper.rb', 'app/models/action_institution.rb', 'app/models/action_page.rb', 'app/models/affiliation.rb', 'app/models/affiliation_type.rb', 'app/models/institution.rb', 'app/models/petition.rb', 'app/models/signature.rb', 'app/models/source_file.rb', 'app/models/user.rb', 'app/views/action_page/show.html.erb', 'app/views/admin/action_pages/_panel_settings.html.erb', 'app/views/admin/institutions/_form.html.erb', 'app/views/admin/institutions/index.html.erb', 'app/views/admin/institutions/new.html.erb', 'app/views/affiliations/_affiliation_fields.html.erb', 'app/views/tools/_affiliation_signatures.html.erb', 'app/views/tools/_petition.html.erb', 'app/views/tools/_petition_location.html.erb', 'app/views/tools/_signatures.html.erb', 'app/views/users/show.html.erb'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'app/models/ahoy/event.rb', 'app/views/admin/action_pages/_date_vars.html.erb', 'config/routes.rb', 'app/views/admin/_nav_tabs.html.erb', 'app/views/admin/action_pages/events.html.erb', 'app/views/admin/action_pages/new.html.erb', 'spec/models/action_page_spec.rb', 'app/models/partner.rb', 'app/models/congress_message_campaign.rb', 'app/views/admin/action_pages/_panel_action_pages.html.erb', 'app/views/admin/action_pages/_panel_victory.html.erb', 'app/models/institution.rb', 'app/views/admin/action_pages/_tweet_target_image.html.erb', 'app/models/action_page.rb', 'app/models/user.rb', 'app/views/admin/action_pages/_panel_settings.html.erb', 'app/controllers/admin/events_controller.rb', 'app/controllers/concerns/date_range.rb', 'app/views/admin/action_pages/edit.html.erb', 'db/schema.rb', 'app/controllers/admin/partners_controller.rb', 'app/models/affiliation_type.rb', 'app/views/admin/action_pages/_top_bar_authoring_controls.html.erb', 'app/views/admin/action_pages/index.html.erb', 'app/views/admin/action_pages/_panel_photos.html.erb', 'app/views/admin/action_pages/_panel_analytics.html.erb', 'app/views/admin/action_pages/_panel_social.html.erb', 'app/models/petition.rb', 'app/views/admin/_header.html.erb', 'app/views/admin/partners/index.html.erb', 'app/views/admin/petitions/report.html.erb', 'app/views/admin/petitions/show.html.erb', 'lib/smarty_streets.rb', 'app/views/admin/action_pages/_tab_buttons.html.erb', 'app/controllers/admin/action_pages_controller.rb', 'app/models/signature.rb', 'app/views/admin/action_pages/_attached_image.html.erb', 'app/views/admin/action_pages/_form.html.erb', 'app/controllers/admin/petitions_controller.rb', 'app/views/admin/action_pages/_panel_email.html.erb', 'app/views/admin/action_pages/_panel_content.html.erb', 'app/views/admin/action_pages/_date_range_form.html.erb']</text:p>
          </table:table-cell>
          <table:table-cell office:value-type="string" calcext:value-type="string">
            <text:p>['app/models/ahoy/event.rb', 'config/routes.rb', 'app/views/admin/action_pages/events.html.erb', 'spec/models/action_page_spec.rb', 'app/models/congress_message_campaign.rb', 'app/views/admin/action_pages/_panel_action_pages.html.erb', 'app/controllers/admin/events_controller.rb', 'app/controllers/concerns/date_range.rb', 'db/schema.rb', 'app/views/admin/action_pages/index.html.erb']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974025974026" calcext:value-type="float">
            <text:p>0.25974025974026</text:p>
          </table:table-cell>
          <table:table-cell office:value-type="float" office:value="107" calcext:value-type="float">
            <text:p>107</text:p>
          </table:table-cell>
          <table:table-cell table:formula="of:=[.P12] -[.M12]" office:value-type="float" office:value="0.0213960336814983" calcext:value-type="float">
            <text:p>0.0213960336814983</text:p>
          </table:table-cell>
          <table:table-cell table:formula="of:=[.Z12] - [.W12]" office:value-type="float" office:value="-0.018037518037518" calcext:value-type="float">
            <text:p>-0.018037518037518</text:p>
          </table:table-cell>
          <table:table-cell table:formula="of:=[.Z12] -[.P12]" office:value-type="float" office:value="0.141256847417985" calcext:value-type="float">
            <text:p>0.141256847417985</text:p>
          </table:table-cell>
          <table:table-cell table:formula="of:= [.W12] -[.M12]" office:value-type="float" office:value="0.180690399137001" calcext:value-type="float">
            <text:p>0.180690399137001</text:p>
          </table:table-cell>
          <table:table-cell table:formula="of:=[.W12] -[.P12]" office:value-type="float" office:value="0.159294365455503" calcext:value-type="float">
            <text:p>0.159294365455503</text:p>
          </table:table-cell>
          <table:table-cell table:formula="of:=[.O12] - [.L12]" office:value-type="float" office:value="0.0210526315789475" calcext:value-type="float">
            <text:p>0.0210526315789475</text:p>
          </table:table-cell>
          <table:table-cell table:formula="of:=[.N12] -[.K12]" office:value-type="float" office:value="-0.011904761904762" calcext:value-type="float">
            <text:p>-0.011904761904762</text:p>
          </table:table-cell>
          <table:table-cell table:formula="of:=[.Y12] -[.V12]" office:value-type="float" office:value="0" calcext:value-type="float">
            <text:p>0</text:p>
          </table:table-cell>
          <table:table-cell table:formula="of:=[.X12] -[.U12]" office:value-type="float" office:value="-0.05952380952381" calcext:value-type="float">
            <text:p>-0.05952380952381</text:p>
          </table:table-cell>
          <table:table-cell table:formula="of:=[.I12] -[.G12]" office:value-type="float" office:value="10" calcext:value-type="float">
            <text:p>10</text:p>
          </table:table-cell>
          <table:table-cell table:formula="of:=[.V12] - [.L12]" office:value-type="float" office:value="0.201503759398496" calcext:value-type="float">
            <text:p>0.201503759398496</text:p>
          </table:table-cell>
          <table:table-cell table:formula="of:=[.U12] - [.K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[spec/controllers/action_page_controller_spec.rb, features/action_page/local_petition.feature, features/action_page/petition.feature, features/action_page/show_all_signatures.feature, features/step_definitions/action_page_steps.rb, features/step_definitions/user_steps.rb, features/users/achieve_petition_goal.feature, app/controllers/admin/action_pages_controller.rb, app/controllers/petition_controller.rb, app/views/action_page/show.html.erb, app/views/admin/action_pages/_panel_settings.html.erb, app/views/tools/_petition.html.erb, config/routes.rb, db/migrate/20160719204420_remove_show_all_signatures_from_petition.rb, db/schema.rb, spec/factories/petitions.rb, app/controllers/action_page_controller.rb, app/models/petition.rb, app/models/signature.rb, app/views/tools/_signatures.html.erb, app/controllers/admin/institutions_controller.rb, app/models/institution.rb, db/migrate/20160718225646_add_slug_to_institution.rb, Gemfile, Gemfile.lock, app/assets/javascripts/application.js, app/assets/javascripts/application/tools/petition.js, app/assets/stylesheets/action_page.css.scss, app/assets/stylesheets/application.css.scss, app/views/affiliations/_affiliation_fields.html.erb]</text:p>
          </table:table-cell>
          <table:table-cell office:value-type="string" calcext:value-type="string">
            <text:p>[app/controllers/admin/action_pages_controller.rb, app/models/action_page.rb, app/models/affiliation_type.rb, app/models/institution.rb, app/models/petition.rb, app/models/user.rb, lib/smarty_streets.rb]</text:p>
          </table:table-cell>
          <table:table-cell office:value-type="string" calcext:value-type="string">
            <text:p>[spec/factories/petitions.rb]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'app/views/admin/action_pages/index.html.erb', 'spec/models/user_spec.rb', 'app/models/ahoy/event.rb', 'app/views/admin/action_pages/_panel_analytics.html.erb', 'config/routes.rb', 'app/models/petition.rb', 'app/views/admin/action_pages/events.html.erb', 'lib/smarty_streets.rb', 'spec/models/action_page_spec.rb', 'app/models/congress_message_campaign.rb', 'app/views/admin/action_pages/_panel_action_pages.html.erb', 'app/models/institution.rb', 'app/controllers/admin/action_pages_controller.rb', 'app/models/action_page.rb', 'app/models/user.rb', 'app/controllers/admin/events_controller.rb', 'app/controllers/concerns/date_range.rb', 'db/schema.rb', 'app/models/affiliation_type.rb'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'app/views/admin/action_pages/index.html.erb', 'spec/models/user_spec.rb', 'app/models/ahoy/event.rb', 'app/views/admin/action_pages/_panel_analytics.html.erb', 'config/routes.rb', 'app/views/admin/action_pages/events.html.erb', 'spec/models/action_page_spec.rb', 'app/models/congress_message_campaign.rb', 'app/views/admin/action_pages/_panel_action_pages.html.erb', 'app/controllers/admin/events_controller.rb', 'app/controllers/concerns/date_range.rb', 'db/schema.rb']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1" calcext:value-type="float">
            <text:p>0.1</text:p>
          </table:table-cell>
          <table:table-cell office:value-type="float" office:value="0.118110236220472" calcext:value-type="float">
            <text:p>0.118110236220472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79856115107914" calcext:value-type="float">
            <text:p>0.179856115107914</text:p>
          </table:table-cell>
          <table:table-cell office:value-type="string" calcext:value-type="string">
            <text:p>['app/controllers/admin/action_pages_controller.rb', 'app/controllers/petition_controller.rb', 'app/views/action_page/show.html.erb', 'app/views/admin/action_pages/_panel_settings.html.erb', 'app/views/tools/_petition.html.erb', 'app/controllers/action_page_controller.rb', 'app/models/petition.rb', 'app/models/signature.rb', 'app/views/tools/_signatures.html.erb', 'app/controllers/admin/institutions_controller.rb', 'app/models/institution.rb', 'app/views/affiliations/_affiliation_fields.html.erb'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'app/views/admin/action_pages/index.html.erb', 'spec/models/user_spec.rb', 'app/models/ahoy/event.rb', 'app/views/admin/action_pages/_panel_analytics.html.erb', 'config/routes.rb', 'app/models/petition.rb', 'app/views/admin/action_pages/events.html.erb', 'lib/smarty_streets.rb', 'spec/models/action_page_spec.rb', 'app/models/congress_message_campaign.rb', 'app/views/admin/action_pages/_panel_action_pages.html.erb', 'app/models/institution.rb', 'app/controllers/admin/action_pages_controller.rb', 'app/models/action_page.rb', 'app/models/user.rb', 'app/controllers/admin/events_controller.rb', 'app/controllers/concerns/date_range.rb', 'db/schema.rb', 'app/models/affiliation_type.rb']</text:p>
          </table:table-cell>
          <table:table-cell office:value-type="string" calcext:value-type="string">
            <text:p>['app/views/admin/action_pages/index.html.erb', 'spec/models/user_spec.rb', 'app/models/ahoy/event.rb', 'app/views/admin/action_pages/_panel_analytics.html.erb', 'config/routes.rb', 'app/views/admin/action_pages/events.html.erb', 'spec/models/action_page_spec.rb', 'app/models/congress_message_campaign.rb', 'app/views/admin/action_pages/_panel_action_pages.html.erb', 'app/controllers/admin/events_controller.rb', 'app/controllers/concerns/date_range.rb', 'db/schema.rb']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25" calcext:value-type="float">
            <text:p>0.25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25" calcext:value-type="float">
            <text:p>0.25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111" calcext:value-type="float">
            <text:p>111</text:p>
          </table:table-cell>
          <table:table-cell table:formula="of:=[.P13] -[.M13]" office:value-type="float" office:value="0.061745878887442" calcext:value-type="float">
            <text:p>0.061745878887442</text:p>
          </table:table-cell>
          <table:table-cell table:formula="of:=[.Z13] - [.W13]" office:value-type="float" office:value="-0.048846675712348" calcext:value-type="float">
            <text:p>-0.048846675712348</text:p>
          </table:table-cell>
          <table:table-cell table:formula="of:=[.Z13] -[.P13]" office:value-type="float" office:value="0.044024481907011" calcext:value-type="float">
            <text:p>0.044024481907011</text:p>
          </table:table-cell>
          <table:table-cell table:formula="of:= [.W13] -[.M13]" office:value-type="float" office:value="0.154617036506801" calcext:value-type="float">
            <text:p>0.154617036506801</text:p>
          </table:table-cell>
          <table:table-cell table:formula="of:=[.W13] -[.P13]" office:value-type="float" office:value="0.092871157619359" calcext:value-type="float">
            <text:p>0.092871157619359</text:p>
          </table:table-cell>
          <table:table-cell table:formula="of:=[.O13] - [.L13]" office:value-type="float" office:value="0.066666666666667" calcext:value-type="float">
            <text:p>0.066666666666667</text:p>
          </table:table-cell>
          <table:table-cell table:formula="of:=[.N13] -[.K13]" office:value-type="float" office:value="-0.165413533834587" calcext:value-type="float">
            <text:p>-0.165413533834587</text:p>
          </table:table-cell>
          <table:table-cell table:formula="of:=[.Y13] -[.V13]" office:value-type="float" office:value="0" calcext:value-type="float">
            <text:p>0</text:p>
          </table:table-cell>
          <table:table-cell table:formula="of:=[.X13] -[.U13]" office:value-type="float" office:value="-0.270676691729324" calcext:value-type="float">
            <text:p>-0.270676691729324</text:p>
          </table:table-cell>
          <table:table-cell table:formula="of:=[.I13] -[.G13]" office:value-type="float" office:value="12" calcext:value-type="float">
            <text:p>12</text:p>
          </table:table-cell>
          <table:table-cell table:formula="of:=[.V13] - [.L13]" office:value-type="float" office:value="0.15" calcext:value-type="float">
            <text:p>0.15</text:p>
          </table:table-cell>
          <table:table-cell table:formula="of:=[.U13] - [.K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app/controllers/admin/action_pages_controller.rb, app/controllers/admin/application_controller.rb, app/controllers/tools_controller.rb, app/models/action_page.rb, app/models/source_file.rb, config/application.rb, lib/tasks/signatures.rake, spec/controllers/tools_controller_spec.rb, spec/lib/call_tool_spec.rb, features/support/call_tool_mock.rb, features/step_definitions/user_steps.rb, features/support/env.rb, features/users/call_action.feature, features/users/call_action_custom_target.feature, spec/factories/call_campaigns.rb, app/assets/javascripts/application/tools/call.js, app/views/tools/_call.html.erb, config/routes.rb]</text:p>
          </table:table-cell>
          <table:table-cell office:value-type="string" calcext:value-type="string">
            <text:p>[app/controllers/admin/action_pages_controller.rb, app/models/action_page.rb, app/models/call_campaign.rb]</text:p>
          </table:table-cell>
          <table:table-cell office:value-type="string" calcext:value-type="string">
            <text:p>[config/routes.rb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app/models/congress_message_campaign.rb', 'app/views/admin/action_pages/_panel_action_pages.html.erb', 'app/views/admin/action_pages/index.html.erb', 'app/controllers/admin/action_pages_controller.rb', 'app/models/action_page.rb', 'app/models/ahoy/event.rb', 'app/controllers/concerns/date_range.rb', 'app/controllers/admin/events_controller.rb', 'app/views/admin/action_pages/_panel_analytics.html.erb', 'config/routes.rb', 'app/views/admin/action_pages/events.html.erb', 'db/schema.rb', 'spec/models/action_page_spec.rb', 'app/models/call_campaign.rb'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app/models/congress_message_campaign.rb', 'app/views/admin/action_pages/_panel_action_pages.html.erb', 'app/views/admin/action_pages/index.html.erb', 'app/models/ahoy/event.rb', 'app/controllers/concerns/date_range.rb', 'app/controllers/admin/events_controller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74418604651163" calcext:value-type="float">
            <text:p>0.174418604651163</text:p>
          </table:table-cell>
          <table:table-cell office:value-type="string" calcext:value-type="string">
            <text:p>['app/controllers/admin/action_pages_controller.rb', 'app/controllers/admin/application_controller.rb', 'app/controllers/tools_controller.rb', 'app/models/action_page.rb', 'app/models/source_file.rb', 'app/views/tools/_call.html.erb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'app/models/congress_message_campaign.rb', 'app/views/admin/action_pages/_panel_action_pages.html.erb', 'app/views/admin/action_pages/index.html.erb', 'app/controllers/admin/action_pages_controller.rb', 'app/models/action_page.rb', 'app/models/ahoy/event.rb', 'app/controllers/concerns/date_range.rb', 'app/controllers/admin/events_controller.rb', 'app/views/admin/action_pages/_panel_analytics.html.erb', 'config/routes.rb', 'app/views/admin/action_pages/events.html.erb', 'db/schema.rb', 'spec/models/action_page_spec.rb', 'app/models/call_campaign.rb']</text:p>
          </table:table-cell>
          <table:table-cell office:value-type="string" calcext:value-type="string">
            <text:p>['app/models/congress_message_campaign.rb', 'app/views/admin/action_pages/_panel_action_pages.html.erb', 'app/views/admin/action_pages/index.html.erb', 'app/models/ahoy/event.rb', 'app/controllers/concerns/date_range.rb', 'app/controllers/admin/events_controller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103" calcext:value-type="float">
            <text:p>103</text:p>
          </table:table-cell>
          <table:table-cell table:formula="of:=[.P14] -[.M14]" office:value-type="float" office:value="0.04108527131783" calcext:value-type="float">
            <text:p>0.04108527131783</text:p>
          </table:table-cell>
          <table:table-cell table:formula="of:=[.Z14] - [.W14]" office:value-type="float" office:value="-0.107212475633528" calcext:value-type="float">
            <text:p>-0.107212475633528</text:p>
          </table:table-cell>
          <table:table-cell table:formula="of:=[.Z14] -[.P14]" office:value-type="float" office:value="0.088739290085679" calcext:value-type="float">
            <text:p>0.088739290085679</text:p>
          </table:table-cell>
          <table:table-cell table:formula="of:= [.W14] -[.M14]" office:value-type="float" office:value="0.237037037037037" calcext:value-type="float">
            <text:p>0.237037037037037</text:p>
          </table:table-cell>
          <table:table-cell table:formula="of:=[.W14] -[.P14]" office:value-type="float" office:value="0.195951765719207" calcext:value-type="float">
            <text:p>0.195951765719207</text:p>
          </table:table-cell>
          <table:table-cell table:formula="of:=[.O14] - [.L14]" office:value-type="float" office:value="0.055555555555556" calcext:value-type="float">
            <text:p>0.055555555555556</text:p>
          </table:table-cell>
          <table:table-cell table:formula="of:=[.N14] -[.K14]" office:value-type="float" office:value="-0.452380952380953" calcext:value-type="float">
            <text:p>-0.452380952380953</text:p>
          </table:table-cell>
          <table:table-cell table:formula="of:=[.Y14] -[.V14]" office:value-type="float" office:value="0" calcext:value-type="float">
            <text:p>0</text:p>
          </table:table-cell>
          <table:table-cell table:formula="of:=[.X14] -[.U14]" office:value-type="float" office:value="-0.523809523809524" calcext:value-type="float">
            <text:p>-0.523809523809524</text:p>
          </table:table-cell>
          <table:table-cell table:formula="of:=[.I14] -[.G14]" office:value-type="float" office:value="11" calcext:value-type="float">
            <text:p>11</text:p>
          </table:table-cell>
          <table:table-cell table:formula="of:=[.V14] - [.L14]" office:value-type="float" office:value="0.222222222222222" calcext:value-type="float">
            <text:p>0.222222222222222</text:p>
          </table:table-cell>
          <table:table-cell table:formula="of:=[.U14] - [.K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[Gemfile, Gemfile.lock, app/assets/javascripts/application.js, app/assets/javascripts/application/tools/petition.js, app/assets/stylesheets/action_page.css.scss, app/controllers/action_page_controller.rb, app/controllers/tools_controller.rb, app/models/action_page.rb, app/models/affiliation.rb, app/models/affiliation_type.rb, app/models/institution.rb, app/models/signature.rb, app/views/affiliations/_affiliation_fields.html.erb, app/views/tools/_petition.html.erb, app/views/tools/_petition_location.html.erb, app/views/tools/_signatures.html.erb, config/locales/en.yml, config/locales/es.yml, db/migrate/20160629191322_create_affiliation_types.rb, db/schema.rb, features/action_page/affiliation.feature, features/step_definitions/action_page_steps.rb, features/step_definitions/navigation_steps.rb, lib/tasks/petition.rake, spec/factories/affiliation_types.rb, spec/factories/affiliations.rb, spec/factories/petitions.rb, spec/models/affiliation_type_spec.rb]</text:p>
          </table:table-cell>
          <table:table-cell office:value-type="string" calcext:value-type="string">
            <text:p>[app/controllers/admin/action_pages_controller.rb, app/models/action_page.rb, app/models/affiliation_type.rb]</text:p>
          </table:table-cell>
          <table:table-cell office:value-type="string" calcext:value-type="string">
            <text:p>[spec/factories/users.rb]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views/admin/action_pages/events.html.erb', 'db/schema.rb', 'app/models/affiliation_type.rb', 'spec/models/action_page_spec.rb'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0869565217391304" calcext:value-type="float">
            <text:p>0.086956521739130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0.119047619047619" calcext:value-type="float">
            <text:p>0.119047619047619</text:p>
          </table:table-cell>
          <table:table-cell office:value-type="string" calcext:value-type="string">
            <text:p>['app/controllers/action_page_controller.rb', 'app/controllers/tools_controller.rb', 'app/models/action_page.rb', 'app/models/affiliation.rb', 'app/models/affiliation_type.rb', 'app/models/institution.rb', 'app/models/signature.rb', 'app/views/affiliations/_affiliation_fields.html.erb', 'app/views/tools/_petition.html.erb', 'app/views/tools/_petition_location.html.erb', 'app/views/tools/_signatures.html.erb'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controllers/admin/action_pages_controller.rb', 'app/models/action_page.rb', 'app/models/ahoy/event.rb', 'app/controllers/admin/events_controller.rb', 'app/controllers/concerns/date_range.rb', 'app/views/admin/action_pages/_panel_analytics.html.erb', 'config/routes.rb', 'app/views/admin/action_pages/events.html.erb', 'db/schema.rb', 'app/models/affiliation_type.rb', 'spec/models/action_page_spec.rb']</text:p>
          </table:table-cell>
          <table:table-cell office:value-type="string" calcext:value-type="string">
            <text:p>['app/models/congress_message_campaign.rb', 'app/views/admin/action_pages/index.html.erb', 'app/views/admin/action_pages/_panel_action_pages.html.erb', 'app/models/ahoy/event.rb', 'app/controllers/admin/events_controller.rb', 'app/controllers/concerns/date_range.rb', 'app/views/admin/action_pages/_panel_analytics.html.erb', 'config/routes.rb', 'app/views/admin/action_pages/events.html.erb', 'db/schema.rb', 'spec/models/action_page_spec.rb']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212765957446808" calcext:value-type="float">
            <text:p>0.21276595744680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111" calcext:value-type="float">
            <text:p>111</text:p>
          </table:table-cell>
          <table:table-cell table:formula="of:=[.P15] -[.M15]" office:value-type="float" office:value="0.0320910973084886" calcext:value-type="float">
            <text:p>0.0320910973084886</text:p>
          </table:table-cell>
          <table:table-cell table:formula="of:=[.Z15] - [.W15]" office:value-type="float" office:value="-0.04035216434336" calcext:value-type="float">
            <text:p>-0.04035216434336</text:p>
          </table:table-cell>
          <table:table-cell table:formula="of:=[.Z15] -[.P15]" office:value-type="float" office:value="0.053366174055829" calcext:value-type="float">
            <text:p>0.053366174055829</text:p>
          </table:table-cell>
          <table:table-cell table:formula="of:= [.W15] -[.M15]" office:value-type="float" office:value="0.125809435707678" calcext:value-type="float">
            <text:p>0.125809435707678</text:p>
          </table:table-cell>
          <table:table-cell table:formula="of:=[.W15] -[.P15]" office:value-type="float" office:value="0.093718338399189" calcext:value-type="float">
            <text:p>0.093718338399189</text:p>
          </table:table-cell>
          <table:table-cell table:formula="of:=[.O15] - [.L15]" office:value-type="float" office:value="0.0357142857142856" calcext:value-type="float">
            <text:p>0.0357142857142856</text:p>
          </table:table-cell>
          <table:table-cell table:formula="of:=[.N15] -[.K15]" office:value-type="float" office:value="-0.452380952380953" calcext:value-type="float">
            <text:p>-0.452380952380953</text:p>
          </table:table-cell>
          <table:table-cell table:formula="of:=[.Y15] -[.V15]" office:value-type="float" office:value="0" calcext:value-type="float">
            <text:p>0</text:p>
          </table:table-cell>
          <table:table-cell table:formula="of:=[.X15] -[.U15]" office:value-type="float" office:value="-0.523809523809524" calcext:value-type="float">
            <text:p>-0.523809523809524</text:p>
          </table:table-cell>
          <table:table-cell table:formula="of:=[.I15] -[.G15]" office:value-type="float" office:value="11" calcext:value-type="float">
            <text:p>11</text:p>
          </table:table-cell>
          <table:table-cell table:formula="of:=[.V15] - [.L15]" office:value-type="float" office:value="0.110389610389611" calcext:value-type="float">
            <text:p>0.110389610389611</text:p>
          </table:table-cell>
          <table:table-cell table:formula="of:=[.U15] - [.K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app/assets/stylesheets/admin/_users.css.scss, app/assets/stylesheets/admin/admin.css.scss, app/controllers/action_page_controller.rb, app/controllers/admin/action_pages_controller.rb, app/controllers/admin/application_controller.rb, app/controllers/admin/email_campaigns_controller.rb, app/controllers/admin/petitions_controller.rb, app/controllers/admin/users_controller.rb, app/helpers/admin/users_helper.rb, app/helpers/application_helper.rb, app/models/user.rb, app/views/admin/_nav_tabs.html.erb, app/views/admin/action_pages/_form.html.erb, app/views/admin/action_pages/_panel_action_pages.html.erb, app/views/admin/action_pages/_panel_analytics.html.erb, app/views/admin/action_pages/_panel_homepage_settings.html.erb, app/views/admin/action_pages/_panel_site_analytics.html.erb, app/views/admin/action_pages/_panel_topics.html.erb, app/views/admin/action_pages/_tab_buttons.html.erb, app/views/admin/action_pages/index.html.erb, app/views/admin/petitions/show.html.erb, app/views/admin/users/index.html.erb, app/views/layouts/application.html.erb, config/routes.rb, db/migrate/20161025215124_add_collaborator_to_users.rb, db/schema.rb, features/admin/users/make_collaborator.feature, features/step_definitions/admin/features_steps.rb, spec/controllers/action_page_controller_spec.rb, spec/controllers/admin/action_pages_controller_spec.rb, spec/controllers/admin/users_controller_spec.rb, spec/factories/users.rb, spec/spec_helper.rb]</text:p>
          </table:table-cell>
          <table:table-cell office:value-type="string" calcext:value-type="string">
            <text:p>[app/controllers/admin/users_controller.rb, app/models/user.rb, app/views/admin/_header.html.erb, app/views/admin/_nav_tabs.html.erb, app/views/admin/users/index.html.erb]</text:p>
          </table:table-cell>
          <table:table-cell office:value-type="string" calcext:value-type="string">
            <text:p>[app/models/user.rb, spec/factories/users.rb]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app/views/admin/_header.html.erb', 'app/views/admin/_nav_tabs.html.erb', 'app/models/user.rb', 'app/controllers/admin/users_controller.rb', 'app/views/admin/users/index.html.erb']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145985401459854" calcext:value-type="float">
            <text:p>0.145985401459854</text:p>
          </table:table-cell>
          <table:table-cell office:value-type="float" office:value="0.8" calcext:value-type="float">
            <text:p>0.8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145985401459854" calcext:value-type="float">
            <text:p>0.145985401459854</text:p>
          </table:table-cell>
          <table:table-cell office:value-type="string" calcext:value-type="string">
            <text:p>['app/controllers/action_page_controller.rb', 'app/controllers/admin/action_pages_controller.rb', 'app/controllers/admin/application_controller.rb', 'app/controllers/admin/email_campaigns_controller.rb', 'app/controllers/admin/petitions_controller.rb', 'app/controllers/admin/users_controller.rb', 'app/helpers/admin/users_helper.rb', 'app/helpers/application_helper.rb', 'app/models/user.rb', 'app/views/admin/_nav_tabs.html.erb', 'app/views/admin/action_pages/_form.html.erb', 'app/views/admin/action_pages/_panel_action_pages.html.erb', 'app/views/admin/action_pages/_panel_analytics.html.erb', 'app/views/admin/action_pages/_panel_homepage_settings.html.erb', 'app/views/admin/action_pages/_panel_site_analytics.html.erb', 'app/views/admin/action_pages/_panel_topics.html.erb', 'app/views/admin/action_pages/_tab_buttons.html.erb', 'app/views/admin/action_pages/index.html.erb', 'app/views/admin/petitions/show.html.erb', 'app/views/admin/users/index.html.erb', 'app/views/layouts/application.html.erb'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app/views/admin/_header.html.erb', 'app/views/admin/_nav_tabs.html.erb', 'app/models/user.rb', 'app/controllers/admin/users_controller.rb', 'app/views/admin/users/index.html.erb']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224719101123595" calcext:value-type="float">
            <text:p>0.224719101123595</text:p>
          </table:table-cell>
          <table:table-cell office:value-type="float" office:value="0.8" calcext:value-type="float">
            <text:p>0.8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224719101123595" calcext:value-type="float">
            <text:p>0.224719101123595</text:p>
          </table:table-cell>
          <table:table-cell office:value-type="float" office:value="87" calcext:value-type="float">
            <text:p>87</text:p>
          </table:table-cell>
          <table:table-cell table:formula="of:=[.P16] -[.M16]" office:value-type="float" office:value="0" calcext:value-type="float">
            <text:p>0</text:p>
          </table:table-cell>
          <table:table-cell table:formula="of:=[.Z16] - [.W16]" office:value-type="float" office:value="0" calcext:value-type="float">
            <text:p>0</text:p>
          </table:table-cell>
          <table:table-cell table:formula="of:=[.Z16] -[.P16]" office:value-type="float" office:value="0.078733699663741" calcext:value-type="float">
            <text:p>0.078733699663741</text:p>
          </table:table-cell>
          <table:table-cell table:formula="of:= [.W16] -[.M16]" office:value-type="float" office:value="0.078733699663741" calcext:value-type="float">
            <text:p>0.078733699663741</text:p>
          </table:table-cell>
          <table:table-cell table:formula="of:=[.W16] -[.P16]" office:value-type="float" office:value="0.078733699663741" calcext:value-type="float">
            <text:p>0.078733699663741</text:p>
          </table:table-cell>
          <table:table-cell table:formula="of:=[.O16] - [.L16]" office:value-type="float" office:value="0" calcext:value-type="float">
            <text:p>0</text:p>
          </table:table-cell>
          <table:table-cell table:formula="of:=[.N16] -[.K16]" office:value-type="float" office:value="0" calcext:value-type="float">
            <text:p>0</text:p>
          </table:table-cell>
          <table:table-cell table:formula="of:=[.Y16] -[.V16]" office:value-type="float" office:value="0" calcext:value-type="float">
            <text:p>0</text:p>
          </table:table-cell>
          <table:table-cell table:formula="of:=[.X16] -[.U16]" office:value-type="float" office:value="0" calcext:value-type="float">
            <text:p>0</text:p>
          </table:table-cell>
          <table:table-cell table:formula="of:=[.I16] -[.G16]" office:value-type="float" office:value="0" calcext:value-type="float">
            <text:p>0</text:p>
          </table:table-cell>
          <table:table-cell table:formula="of:=[.V16] - [.L16]" office:value-type="float" office:value="0.069264069264069" calcext:value-type="float">
            <text:p>0.069264069264069</text:p>
          </table:table-cell>
          <table:table-cell table:formula="of:=[.U16] - [.K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github.com/EFForg/action-center-platfor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app/views/layouts/application.html.erb, app/models/user.rb, features/admin/users/make_collaborator.feature, features/step_definitions/admin/features_steps.rb, spec/controllers/admin/action_pages_controller_spec.rb, app/views/admin/action_pages/_panel_action_pages.html.erb, app/views/admin/action_pages/_panel_homepage_settings.html.erb, app/views/admin/action_pages/_panel_site_analytics.html.erb, app/views/admin/action_pages/_panel_topics.html.erb, app/views/admin/action_pages/index.html.erb, app/controllers/admin/action_pages_controller.rb, app/controllers/admin/application_controller.rb, app/controllers/admin/email_campaigns_controller.rb, app/controllers/admin/petitions_controller.rb, app/views/admin/_nav_tabs.html.erb, app/views/admin/action_pages/_form.html.erb, app/views/admin/action_pages/_panel_analytics.html.erb, app/views/admin/action_pages/_tab_buttons.html.erb, app/views/admin/petitions/show.html.erb, app/helpers/application_helper.rb, app/controllers/action_page_controller.rb, spec/controllers/action_page_controller_spec.rb, spec/factories/users.rb, spec/spec_helper.rb, app/assets/stylesheets/admin/_users.css.scss, app/assets/stylesheets/admin/admin.css.scss, app/controllers/admin/users_controller.rb, app/helpers/admin/users_helper.rb, app/views/admin/users/index.html.erb, config/routes.rb, spec/controllers/admin/users_controller_spec.rb, db/migrate/20161025215124_add_collaborator_to_users.rb, db/schema.rb]</text:p>
          </table:table-cell>
          <table:table-cell office:value-type="string" calcext:value-type="string">
            <text:p>[app/controllers/admin/users_controller.rb, app/models/user.rb, app/views/admin/_header.html.erb, app/views/admin/_nav_tabs.html.erb, app/views/admin/users/index.html.erb]</text:p>
          </table:table-cell>
          <table:table-cell office:value-type="string" calcext:value-type="string">
            <text:p>[app/models/user.rb, features/step_definitions/user_steps.rb, spec/factories/users.rb]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app/views/admin/_header.html.erb', 'app/views/admin/_nav_tabs.html.erb', 'app/models/user.rb', 'app/controllers/admin/users_controller.rb', 'app/views/admin/users/index.html.erb']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145985401459854" calcext:value-type="float">
            <text:p>0.145985401459854</text:p>
          </table:table-cell>
          <table:table-cell office:value-type="float" office:value="0.8" calcext:value-type="float">
            <text:p>0.8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145985401459854" calcext:value-type="float">
            <text:p>0.145985401459854</text:p>
          </table:table-cell>
          <table:table-cell office:value-type="string" calcext:value-type="string">
            <text:p>['app/views/layouts/application.html.erb', 'app/models/user.rb', 'app/views/admin/action_pages/_panel_action_pages.html.erb', 'app/views/admin/action_pages/_panel_homepage_settings.html.erb', 'app/views/admin/action_pages/_panel_site_analytics.html.erb', 'app/views/admin/action_pages/_panel_topics.html.erb', 'app/views/admin/action_pages/index.html.erb', 'app/controllers/admin/action_pages_controller.rb', 'app/controllers/admin/application_controller.rb', 'app/controllers/admin/email_campaigns_controller.rb', 'app/controllers/admin/petitions_controller.rb', 'app/views/admin/_nav_tabs.html.erb', 'app/views/admin/action_pages/_form.html.erb', 'app/views/admin/action_pages/_panel_analytics.html.erb', 'app/views/admin/action_pages/_tab_buttons.html.erb', 'app/views/admin/petitions/show.html.erb', 'app/helpers/application_helper.rb', 'app/controllers/action_page_controller.rb', 'app/controllers/admin/users_controller.rb', 'app/helpers/admin/users_helper.rb', 'app/views/admin/users/index.html.erb'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app/views/admin/_header.html.erb', 'app/views/admin/_nav_tabs.html.erb', 'app/models/user.rb', 'app/controllers/admin/users_controller.rb', 'app/views/admin/users/index.html.erb']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224719101123595" calcext:value-type="float">
            <text:p>0.224719101123595</text:p>
          </table:table-cell>
          <table:table-cell office:value-type="float" office:value="0.8" calcext:value-type="float">
            <text:p>0.8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224719101123595" calcext:value-type="float">
            <text:p>0.224719101123595</text:p>
          </table:table-cell>
          <table:table-cell office:value-type="float" office:value="87" calcext:value-type="float">
            <text:p>87</text:p>
          </table:table-cell>
          <table:table-cell table:formula="of:=[.P17] -[.M17]" office:value-type="float" office:value="0" calcext:value-type="float">
            <text:p>0</text:p>
          </table:table-cell>
          <table:table-cell table:formula="of:=[.Z17] - [.W17]" office:value-type="float" office:value="0" calcext:value-type="float">
            <text:p>0</text:p>
          </table:table-cell>
          <table:table-cell table:formula="of:=[.Z17] -[.P17]" office:value-type="float" office:value="0.078733699663741" calcext:value-type="float">
            <text:p>0.078733699663741</text:p>
          </table:table-cell>
          <table:table-cell table:formula="of:= [.W17] -[.M17]" office:value-type="float" office:value="0.078733699663741" calcext:value-type="float">
            <text:p>0.078733699663741</text:p>
          </table:table-cell>
          <table:table-cell table:formula="of:=[.W17] -[.P17]" office:value-type="float" office:value="0.078733699663741" calcext:value-type="float">
            <text:p>0.078733699663741</text:p>
          </table:table-cell>
          <table:table-cell table:formula="of:=[.O17] - [.L17]" office:value-type="float" office:value="0" calcext:value-type="float">
            <text:p>0</text:p>
          </table:table-cell>
          <table:table-cell table:formula="of:=[.N17] -[.K17]" office:value-type="float" office:value="0" calcext:value-type="float">
            <text:p>0</text:p>
          </table:table-cell>
          <table:table-cell table:formula="of:=[.Y17] -[.V17]" office:value-type="float" office:value="0" calcext:value-type="float">
            <text:p>0</text:p>
          </table:table-cell>
          <table:table-cell table:formula="of:=[.X17] -[.U17]" office:value-type="float" office:value="0" calcext:value-type="float">
            <text:p>0</text:p>
          </table:table-cell>
          <table:table-cell table:formula="of:=[.I17] -[.G17]" office:value-type="float" office:value="0" calcext:value-type="float">
            <text:p>0</text:p>
          </table:table-cell>
          <table:table-cell table:formula="of:=[.V17] - [.L17]" office:value-type="float" office:value="0.069264069264069" calcext:value-type="float">
            <text:p>0.069264069264069</text:p>
          </table:table-cell>
          <table:table-cell table:formula="of:=[.U17] - [.K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hanged files</text:p>
          </table:table-cell>
          <table:table-cell office:value-type="string" calcext:value-type="string">
            <text:p>TestI</text:p>
          </table:table-cell>
          <table:table-cell office:value-type="string" calcext:value-type="string">
            <text:p>TextI</text:p>
          </table:table-cell>
          <table:table-cell office:value-type="string" calcext:value-type="string">
            <text:p>NumberOfChangedFiles</text:p>
          </table:table-cell>
          <table:table-cell office:value-type="string" calcext:value-type="string">
            <text:p>NumberOfTestIFiles</text:p>
          </table:table-cell>
          <table:table-cell office:value-type="string" calcext:value-type="string">
            <text:p>TestIWithDeps</text:p>
          </table:table-cell>
          <table:table-cell office:value-type="string" calcext:value-type="string">
            <text:p>NumberOfTestIWithDeps</text:p>
          </table:table-cell>
          <table:table-cell office:value-type="string" calcext:value-type="string">
            <text:p>IsolatedDep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recisionDeps</text:p>
          </table:table-cell>
          <table:table-cell office:value-type="string" calcext:value-type="string">
            <text:p>RecallDeps</text:p>
          </table:table-cell>
          <table:table-cell office:value-type="string" calcext:value-type="string">
            <text:p>F2Deps</text:p>
          </table:table-cell>
          <table:table-cell office:value-type="string" calcext:value-type="string">
            <text:p>ProductionChangedFiles</text:p>
          </table:table-cell>
          <table:table-cell office:value-type="string" calcext:value-type="string">
            <text:p>NumberOfProd.ChangedFiles</text:p>
          </table:table-cell>
          <table:table-cell office:value-type="string" calcext:value-type="string">
            <text:p>TestIwithFilteredDeps</text:p>
          </table:table-cell>
          <table:table-cell office:value-type="string" calcext:value-type="string">
            <text:p>FilteredDeps</text:p>
          </table:table-cell>
          <table:table-cell office:value-type="string" calcext:value-type="string">
            <text:p>ChangedPrecision</text:p>
          </table:table-cell>
          <table:table-cell office:value-type="string" calcext:value-type="string">
            <text:p>ChangedRecall</text:p>
          </table:table-cell>
          <table:table-cell office:value-type="string" calcext:value-type="string">
            <text:p>Changedf2</text:p>
          </table:table-cell>
          <table:table-cell office:value-type="string" calcext:value-type="string">
            <text:p>ChangedPrecisionDeps</text:p>
          </table:table-cell>
          <table:table-cell office:value-type="string" calcext:value-type="string">
            <text:p>ChangedRecallDeps</text:p>
          </table:table-cell>
          <table:table-cell office:value-type="string" calcext:value-type="string">
            <text:p>Changedf2Deps</text:p>
          </table:table-cell>
          <table:table-cell office:value-type="string" calcext:value-type="string">
            <text:p>NumberOfDepsForTask</text:p>
          </table:table-cell>
          <table:table-cell office:value-type="string" calcext:value-type="string">
            <text:p>F2Deps – F2</text:p>
          </table:table-cell>
          <table:table-cell office:value-type="string" calcext:value-type="string">
            <text:p>ChangedF2Deps – ChangedF2</text:p>
          </table:table-cell>
          <table:table-cell office:value-type="string" calcext:value-type="string">
            <text:p>ChangedF2Deps – F2Deps</text:p>
          </table:table-cell>
          <table:table-cell office:value-type="string" calcext:value-type="string">
            <text:p>ChangedF2 – F2</text:p>
          </table:table-cell>
          <table:table-cell office:value-type="string" calcext:value-type="string">
            <text:p>ChangedF2 - F2deps <text:s/></text:p>
          </table:table-cell>
          <table:table-cell office:value-type="string" calcext:value-type="string">
            <text:p>RecallDeps – Recall</text:p>
          </table:table-cell>
          <table:table-cell office:value-type="string" calcext:value-type="string">
            <text:p>PrecisionDeps – Precision</text:p>
          </table:table-cell>
          <table:table-cell office:value-type="string" calcext:value-type="string">
            <text:p>ChangedRecallDeps – ChangedRecall</text:p>
          </table:table-cell>
          <table:table-cell office:value-type="string" calcext:value-type="string">
            <text:p>ChangedPrecisionDeps – ChangedPrecision</text:p>
          </table:table-cell>
          <table:table-cell office:value-type="string" calcext:value-type="string">
            <text:p>numeroDeDependencias </text:p>
          </table:table-cell>
          <table:table-cell office:value-type="string" calcext:value-type="string">
            <text:p>FilteredRecall – Recall</text:p>
          </table:table-cell>
          <table:table-cell office:value-type="string" calcext:value-type="string">
            <text:p>FilteredPrecision – Precision</text:p>
          </table:table-cell>
        </table:table-row>
      </table:table>
      <table:named-expressions/>
      <table:database-ranges>
        <table:database-range table:name="__Anonymous_Sheet_DB__0" table:target-range-address="'TaitiWithdeps_action-center-platform( 10% )'.A1:'TaitiWithdeps_action-center-platform( 10% )'.AMJ104857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1T10:07:58.553185791</dc:date>
    <meta:editing-duration>PT7H4M43S</meta:editing-duration>
    <meta:editing-cycles>5</meta:editing-cycles>
    <meta:generator>LibreOffice/7.3.7.2$Linux_X86_64 LibreOffice_project/30$Build-2</meta:generator>
    <meta:document-statistic meta:table-count="1" meta:cell-count="696" meta:object-count="0"/>
  </office:meta>
</office:document-meta>
</file>